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25in"/>
    </style:style>
    <style:style style:name="co2" style:family="table-column">
      <style:table-column-properties fo:break-before="auto" style:column-width="1.122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0.9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6.2988in" svg:height="3.5429in" svg:x="24.9291in" svg:y="0.1547in">
            <draw:object draw:notify-on-update-of-ranges="data.R2:data.R21 data.S1:data.S1 data.S2:data.S21 data.R2:data.R21 data.T1:data.T1 data.T2:data.T21 data.R2:data.R21 data.U1:data.U1 data.U2:data.U21 data.R2:data.R21 data.V1:data.V1 data.V2:data.V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4.8315in" svg:y="4.1803in">
            <draw:object draw:notify-on-update-of-ranges="data.R25:data.R25 data.R26:data.R45 data.S25:data.S25 data.S26:data.S45 data.R2:data.R21 data.T1:data.T1 data.T2:data.T21 data.U1:data.U1 data.U2:data.U21 data.R2:data.R21 data.V1:data.V1 data.V2:data.V21 data.R2:data.R21 data.R25:data.R25 data.R26:data.R45 data.T25:data.T25 data.T26:data.T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Default"/>
        <table:table-column table:style-name="co5" table:default-cell-style-name="ce1"/>
        <table:table-column table:style-name="co5" table:number-columns-repeated="4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n_s</text:p>
          </table:table-cell>
          <table:table-cell table:style-name="Default" office:value-type="string" calcext:value-type="string">
            <text:p>u_s</text:p>
          </table:table-cell>
          <table:table-cell table:style-name="Default" office:value-type="string" calcext:value-type="string">
            <text:p>t_s</text:p>
          </table:table-cell>
          <table:table-cell table:style-name="Default" office:value-type="string" calcext:value-type="string">
            <text:p>s_s</text:p>
          </table:table-cell>
          <table:table-cell table:style-name="Default" office:value-type="string" calcext:value-type="string">
            <text:p>t_n</text:p>
          </table:table-cell>
          <table:table-cell table:style-name="Default" office:value-type="string" calcext:value-type="string">
            <text:p>n_t</text:p>
          </table:table-cell>
          <table:table-cell table:style-name="Default" office:value-type="string" calcext:value-type="string">
            <text:p>n_u</text:p>
          </table:table-cell>
          <table:table-cell table:style-name="Default" office:value-type="string" calcext:value-type="string">
            <text:p>s_n</text:p>
          </table:table-cell>
          <table:table-cell table:style-name="Default" office:value-type="string" calcext:value-type="string">
            <text:p>s_t</text:p>
          </table:table-cell>
          <table:table-cell table:style-name="Default" office:value-type="string" calcext:value-type="string">
            <text:p>s_u</text:p>
          </table:table-cell>
          <table:table-cell table:style-name="Default" office:value-type="string" calcext:value-type="string">
            <text:p>t_t</text:p>
          </table:table-cell>
          <table:table-cell table:style-name="Default" office:value-type="string" calcext:value-type="string">
            <text:p>t_u</text:p>
          </table:table-cell>
          <table:table-cell table:style-name="Default" office:value-type="string" calcext:value-type="string">
            <text:p>u_n</text:p>
          </table:table-cell>
          <table:table-cell table:style-name="Default" office:value-type="string" calcext:value-type="string">
            <text:p>u_t</text:p>
          </table:table-cell>
          <table:table-cell table:style-name="Default" office:value-type="string" calcext:value-type="string">
            <text:p>u_u</text:p>
          </table:table-cell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float" office:value="0.292640619" calcext:value-type="float">
            <text:p>0,293</text:p>
          </table:table-cell>
          <table:table-cell office:value-type="float" office:value="0.523265323" calcext:value-type="float">
            <text:p>0,523</text:p>
          </table:table-cell>
          <table:table-cell office:value-type="float" office:value="0.35063765" calcext:value-type="float">
            <text:p>0,351</text:p>
          </table:table-cell>
          <table:table-cell office:value-type="float" office:value="0.713842634" calcext:value-type="float">
            <text:p>0,714</text:p>
          </table:table-cell>
          <table:table-cell office:value-type="float" office:value="0.0210406382" calcext:value-type="float">
            <text:p>0,021</text:p>
          </table:table-cell>
          <table:table-cell office:value-type="float" office:value="0.0225752141" calcext:value-type="float">
            <text:p>0,023</text:p>
          </table:table-cell>
          <table:table-cell office:value-type="float" office:value="0.139704912" calcext:value-type="float">
            <text:p>0,140</text:p>
          </table:table-cell>
          <table:table-cell office:value-type="float" office:value="0.295337794" calcext:value-type="float">
            <text:p>0,295</text:p>
          </table:table-cell>
          <table:table-cell office:value-type="float" office:value="0.350114978" calcext:value-type="float">
            <text:p>0,350</text:p>
          </table:table-cell>
          <table:table-cell office:value-type="float" office:value="0.524256817" calcext:value-type="float">
            <text:p>0,524</text:p>
          </table:table-cell>
          <table:table-cell office:value-type="float" office:value="0.0434289638" calcext:value-type="float">
            <text:p>0,043</text:p>
          </table:table-cell>
          <table:table-cell office:value-type="float" office:value="0.178836246" calcext:value-type="float">
            <text:p>0,179</text:p>
          </table:table-cell>
          <table:table-cell office:value-type="float" office:value="0.140512016" calcext:value-type="float">
            <text:p>0,141</text:p>
          </table:table-cell>
          <table:table-cell office:value-type="float" office:value="0.178161685" calcext:value-type="float">
            <text:p>0,178</text:p>
          </table:table-cell>
          <table:table-cell office:value-type="float" office:value="0.336215994" calcext:value-type="float">
            <text:p>0,336</text:p>
          </table:table-cell>
          <table:table-cell/>
          <table:table-cell office:value-type="float" office:value="1" calcext:value-type="float">
            <text:p>1,000</text:p>
          </table:table-cell>
          <table:table-cell table:formula="of:=AVERAGE([.B26:.P26])" office:value-type="float" office:value="1" calcext:value-type="float">
            <text:p>1</text:p>
          </table:table-cell>
          <table:table-cell table:formula="of:=(1.25/([.R2]))^(1/2)" office:value-type="float" office:value="1.1180339887499" calcext:value-type="float">
            <text:p>1,1180339887499</text:p>
          </table:table-cell>
          <table:table-cell table:formula="of:=(1.15/[.R2])^(1/3)" office:value-type="float" office:value="1.04768955317165" calcext:value-type="float">
            <text:p>1,04768955317165</text:p>
          </table:table-cell>
          <table:table-cell table:formula="of:=(1/[.R2])^(1/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2493075" calcext:value-type="float">
            <text:p>1,025</text:p>
          </table:table-cell>
          <table:table-cell office:value-type="float" office:value="0.287832507" calcext:value-type="float">
            <text:p>0,288</text:p>
          </table:table-cell>
          <table:table-cell office:value-type="float" office:value="0.524872347" calcext:value-type="float">
            <text:p>0,525</text:p>
          </table:table-cell>
          <table:table-cell office:value-type="float" office:value="0.352636603" calcext:value-type="float">
            <text:p>0,353</text:p>
          </table:table-cell>
          <table:table-cell office:value-type="float" office:value="0.714871957" calcext:value-type="float">
            <text:p>0,715</text:p>
          </table:table-cell>
          <table:table-cell office:value-type="float" office:value="0.0183374454" calcext:value-type="float">
            <text:p>0,018</text:p>
          </table:table-cell>
          <table:table-cell office:value-type="float" office:value="0.0221680409" calcext:value-type="float">
            <text:p>0,022</text:p>
          </table:table-cell>
          <table:table-cell office:value-type="float" office:value="0.138644237" calcext:value-type="float">
            <text:p>0,139</text:p>
          </table:table-cell>
          <table:table-cell office:value-type="float" office:value="0.291402897" calcext:value-type="float">
            <text:p>0,291</text:p>
          </table:table-cell>
          <table:table-cell office:value-type="float" office:value="0.34774308" calcext:value-type="float">
            <text:p>0,348</text:p>
          </table:table-cell>
          <table:table-cell office:value-type="float" office:value="0.522546654" calcext:value-type="float">
            <text:p>0,523</text:p>
          </table:table-cell>
          <table:table-cell office:value-type="float" office:value="0.0418613326" calcext:value-type="float">
            <text:p>0,042</text:p>
          </table:table-cell>
          <table:table-cell office:value-type="float" office:value="0.178184035" calcext:value-type="float">
            <text:p>0,178</text:p>
          </table:table-cell>
          <table:table-cell office:value-type="float" office:value="0.137589735" calcext:value-type="float">
            <text:p>0,138</text:p>
          </table:table-cell>
          <table:table-cell office:value-type="float" office:value="0.177395237" calcext:value-type="float">
            <text:p>0,177</text:p>
          </table:table-cell>
          <table:table-cell office:value-type="float" office:value="0.335762426" calcext:value-type="float">
            <text:p>0,336</text:p>
          </table:table-cell>
          <table:table-cell/>
          <table:table-cell office:value-type="float" office:value="1.02493075" calcext:value-type="float">
            <text:p>1,025</text:p>
          </table:table-cell>
          <table:table-cell table:formula="of:=AVERAGE([.B27:.P27])" office:value-type="float" office:value="0.983341908631727" calcext:value-type="float">
            <text:p>0,983341908631727</text:p>
          </table:table-cell>
          <table:table-cell table:formula="of:=(1.25/[.R3])^(1/2)" office:value-type="float" office:value="1.10435256694701" calcext:value-type="float">
            <text:p>1,10435256694701</text:p>
          </table:table-cell>
          <table:table-cell table:formula="of:=(1.15/[.R3])^(1/3)" office:value-type="float" office:value="1.03912494958006" calcext:value-type="float">
            <text:p>1,03912494958006</text:p>
          </table:table-cell>
          <table:table-cell table:formula="of:=(1/[.R3])^(1/4)" office:value-type="float" office:value="0.993862648623017" calcext:value-type="float">
            <text:p>0,993862648623017</text:p>
          </table:table-cell>
        </table:table-row>
        <table:table-row table:style-name="ro1">
          <table:table-cell office:value-type="float" office:value="1.09972299" calcext:value-type="float">
            <text:p>1,100</text:p>
          </table:table-cell>
          <table:table-cell office:value-type="float" office:value="0.302641417" calcext:value-type="float">
            <text:p>0,303</text:p>
          </table:table-cell>
          <table:table-cell office:value-type="float" office:value="0.526938508" calcext:value-type="float">
            <text:p>0,527</text:p>
          </table:table-cell>
          <table:table-cell office:value-type="float" office:value="0.357324766" calcext:value-type="float">
            <text:p>0,357</text:p>
          </table:table-cell>
          <table:table-cell office:value-type="float" office:value="0.714314859" calcext:value-type="float">
            <text:p>0,714</text:p>
          </table:table-cell>
          <table:table-cell office:value-type="float" office:value="0.0211339021" calcext:value-type="float">
            <text:p>0,021</text:p>
          </table:table-cell>
          <table:table-cell office:value-type="float" office:value="0.0213629507" calcext:value-type="float">
            <text:p>0,021</text:p>
          </table:table-cell>
          <table:table-cell office:value-type="float" office:value="0.137917895" calcext:value-type="float">
            <text:p>0,138</text:p>
          </table:table-cell>
          <table:table-cell office:value-type="float" office:value="0.281614981" calcext:value-type="float">
            <text:p>0,282</text:p>
          </table:table-cell>
          <table:table-cell office:value-type="float" office:value="0.343375144" calcext:value-type="float">
            <text:p>0,343</text:p>
          </table:table-cell>
          <table:table-cell office:value-type="float" office:value="0.517685127" calcext:value-type="float">
            <text:p>0,518</text:p>
          </table:table-cell>
          <table:table-cell office:value-type="float" office:value="0.041744766" calcext:value-type="float">
            <text:p>0,042</text:p>
          </table:table-cell>
          <table:table-cell office:value-type="float" office:value="0.178691569" calcext:value-type="float">
            <text:p>0,179</text:p>
          </table:table-cell>
          <table:table-cell office:value-type="float" office:value="0.127959647" calcext:value-type="float">
            <text:p>0,128</text:p>
          </table:table-cell>
          <table:table-cell office:value-type="float" office:value="0.173907318" calcext:value-type="float">
            <text:p>0,174</text:p>
          </table:table-cell>
          <table:table-cell office:value-type="float" office:value="0.334873574" calcext:value-type="float">
            <text:p>0,335</text:p>
          </table:table-cell>
          <table:table-cell/>
          <table:table-cell office:value-type="float" office:value="1.09972299" calcext:value-type="float">
            <text:p>1,100</text:p>
          </table:table-cell>
          <table:table-cell table:formula="of:=AVERAGE([.B28:.P28])" office:value-type="float" office:value="0.984254951209383" calcext:value-type="float">
            <text:p>0,984254951209383</text:p>
          </table:table-cell>
          <table:table-cell table:formula="of:=(1.25/[.R4])^(1/2)" office:value-type="float" office:value="1.06613783152175" calcext:value-type="float">
            <text:p>1,06613783152175</text:p>
          </table:table-cell>
          <table:table-cell table:formula="of:=(1.15/[.R4])^(1/3)" office:value-type="float" office:value="1.01501278369292" calcext:value-type="float">
            <text:p>1,01501278369292</text:p>
          </table:table-cell>
          <table:table-cell table:formula="of:=(1/[.R4])^(1/4)" office:value-type="float" office:value="0.976515573796313" calcext:value-type="float">
            <text:p>0,976515573796313</text:p>
          </table:table-cell>
        </table:table-row>
        <table:table-row table:style-name="ro1">
          <table:table-cell office:value-type="float" office:value="1.22437673" calcext:value-type="float">
            <text:p>1,224</text:p>
          </table:table-cell>
          <table:table-cell office:value-type="float" office:value="0.312109614" calcext:value-type="float">
            <text:p>0,312</text:p>
          </table:table-cell>
          <table:table-cell office:value-type="float" office:value="0.529781582" calcext:value-type="float">
            <text:p>0,530</text:p>
          </table:table-cell>
          <table:table-cell office:value-type="float" office:value="0.363722419" calcext:value-type="float">
            <text:p>0,364</text:p>
          </table:table-cell>
          <table:table-cell office:value-type="float" office:value="0.713517416" calcext:value-type="float">
            <text:p>0,714</text:p>
          </table:table-cell>
          <table:table-cell office:value-type="float" office:value="0.0269560186" calcext:value-type="float">
            <text:p>0,027</text:p>
          </table:table-cell>
          <table:table-cell office:value-type="float" office:value="0.0245190569" calcext:value-type="float">
            <text:p>0,025</text:p>
          </table:table-cell>
          <table:table-cell office:value-type="float" office:value="0.14024827" calcext:value-type="float">
            <text:p>0,140</text:p>
          </table:table-cell>
          <table:table-cell office:value-type="float" office:value="0.269347551" calcext:value-type="float">
            <text:p>0,269</text:p>
          </table:table-cell>
          <table:table-cell office:value-type="float" office:value="0.332580326" calcext:value-type="float">
            <text:p>0,333</text:p>
          </table:table-cell>
          <table:table-cell office:value-type="float" office:value="0.51313596" calcext:value-type="float">
            <text:p>0,513</text:p>
          </table:table-cell>
          <table:table-cell office:value-type="float" office:value="0.0401134984" calcext:value-type="float">
            <text:p>0,040</text:p>
          </table:table-cell>
          <table:table-cell office:value-type="float" office:value="0.17989611" calcext:value-type="float">
            <text:p>0,180</text:p>
          </table:table-cell>
          <table:table-cell office:value-type="float" office:value="0.133740398" calcext:value-type="float">
            <text:p>0,134</text:p>
          </table:table-cell>
          <table:table-cell office:value-type="float" office:value="0.169232129" calcext:value-type="float">
            <text:p>0,169</text:p>
          </table:table-cell>
          <table:table-cell office:value-type="float" office:value="0.333413634" calcext:value-type="float">
            <text:p>0,333</text:p>
          </table:table-cell>
          <table:table-cell/>
          <table:table-cell office:value-type="float" office:value="1.22437673" calcext:value-type="float">
            <text:p>1,224</text:p>
          </table:table-cell>
          <table:table-cell table:formula="of:=AVERAGE([.B29:.P29])" office:value-type="float" office:value="1.01004118462781" calcext:value-type="float">
            <text:p>1,01004118462781</text:p>
          </table:table-cell>
          <table:table-cell table:formula="of:=(1.25/[.R5])^(1/2)" office:value-type="float" office:value="1.01040962133956" calcext:value-type="float">
            <text:p>1,01040962133956</text:p>
          </table:table-cell>
          <table:table-cell table:formula="of:=(1.15/[.R5])^(1/3)" office:value-type="float" office:value="0.979326691008906" calcext:value-type="float">
            <text:p>0,979326691008906</text:p>
          </table:table-cell>
          <table:table-cell table:formula="of:=(1/[.R5])^(1/4)" office:value-type="float" office:value="0.950651271168368" calcext:value-type="float">
            <text:p>0,950651271168368</text:p>
          </table:table-cell>
        </table:table-row>
        <table:table-row table:style-name="ro1">
          <table:table-cell office:value-type="float" office:value="1.39889197" calcext:value-type="float">
            <text:p>1,399</text:p>
          </table:table-cell>
          <table:table-cell office:value-type="float" office:value="0.31376769" calcext:value-type="float">
            <text:p>0,314</text:p>
          </table:table-cell>
          <table:table-cell office:value-type="float" office:value="0.532098492" calcext:value-type="float">
            <text:p>0,532</text:p>
          </table:table-cell>
          <table:table-cell office:value-type="float" office:value="0.368116677" calcext:value-type="float">
            <text:p>0,368</text:p>
          </table:table-cell>
          <table:table-cell office:value-type="float" office:value="0.710573611" calcext:value-type="float">
            <text:p>0,711</text:p>
          </table:table-cell>
          <table:table-cell office:value-type="float" office:value="0.0272681887" calcext:value-type="float">
            <text:p>0,027</text:p>
          </table:table-cell>
          <table:table-cell office:value-type="float" office:value="0.0176153259" calcext:value-type="float">
            <text:p>0,018</text:p>
          </table:table-cell>
          <table:table-cell office:value-type="float" office:value="0.137607309" calcext:value-type="float">
            <text:p>0,138</text:p>
          </table:table-cell>
          <table:table-cell office:value-type="float" office:value="0.254143899" calcext:value-type="float">
            <text:p>0,254</text:p>
          </table:table-cell>
          <table:table-cell office:value-type="float" office:value="0.317606596" calcext:value-type="float">
            <text:p>0,318</text:p>
          </table:table-cell>
          <table:table-cell office:value-type="float" office:value="0.502445349" calcext:value-type="float">
            <text:p>0,502</text:p>
          </table:table-cell>
          <table:table-cell office:value-type="float" office:value="0.038127795" calcext:value-type="float">
            <text:p>0,038</text:p>
          </table:table-cell>
          <table:table-cell office:value-type="float" office:value="0.179372958" calcext:value-type="float">
            <text:p>0,179</text:p>
          </table:table-cell>
          <table:table-cell office:value-type="float" office:value="0.124802677" calcext:value-type="float">
            <text:p>0,125</text:p>
          </table:table-cell>
          <table:table-cell office:value-type="float" office:value="0.161638579" calcext:value-type="float">
            <text:p>0,162</text:p>
          </table:table-cell>
          <table:table-cell office:value-type="float" office:value="0.328270354" calcext:value-type="float">
            <text:p>0,328</text:p>
          </table:table-cell>
          <table:table-cell/>
          <table:table-cell office:value-type="float" office:value="1.39889197" calcext:value-type="float">
            <text:p>1,399</text:p>
          </table:table-cell>
          <table:table-cell table:formula="of:=AVERAGE([.B30:.P30])" office:value-type="float" office:value="0.971628508546885" calcext:value-type="float">
            <text:p>0,971628508546885</text:p>
          </table:table-cell>
          <table:table-cell table:formula="of:=(1.25/[.R6])^(1/2)" office:value-type="float" office:value="0.945285329604456" calcext:value-type="float">
            <text:p>0,945285329604456</text:p>
          </table:table-cell>
          <table:table-cell table:formula="of:=(1.15/[.R6])^(1/3)" office:value-type="float" office:value="0.936780598826754" calcext:value-type="float">
            <text:p>0,936780598826754</text:p>
          </table:table-cell>
          <table:table-cell table:formula="of:=(1/[.R6])^(1/4)" office:value-type="float" office:value="0.919504704746824" calcext:value-type="float">
            <text:p>0,919504704746824</text:p>
          </table:table-cell>
        </table:table-row>
        <table:table-row table:style-name="ro1">
          <table:table-cell office:value-type="float" office:value="1.6232687" calcext:value-type="float">
            <text:p>1,623</text:p>
          </table:table-cell>
          <table:table-cell office:value-type="float" office:value="0.317191392" calcext:value-type="float">
            <text:p>0,317</text:p>
          </table:table-cell>
          <table:table-cell office:value-type="float" office:value="0.531309161" calcext:value-type="float">
            <text:p>0,531</text:p>
          </table:table-cell>
          <table:table-cell office:value-type="float" office:value="0.371859189" calcext:value-type="float">
            <text:p>0,372</text:p>
          </table:table-cell>
          <table:table-cell office:value-type="float" office:value="0.706713938" calcext:value-type="float">
            <text:p>0,707</text:p>
          </table:table-cell>
          <table:table-cell office:value-type="float" office:value="0.030237451" calcext:value-type="float">
            <text:p>0,030</text:p>
          </table:table-cell>
          <table:table-cell office:value-type="float" office:value="0.0169469683" calcext:value-type="float">
            <text:p>0,017</text:p>
          </table:table-cell>
          <table:table-cell office:value-type="float" office:value="0.135816055" calcext:value-type="float">
            <text:p>0,136</text:p>
          </table:table-cell>
          <table:table-cell office:value-type="float" office:value="0.234996399" calcext:value-type="float">
            <text:p>0,235</text:p>
          </table:table-cell>
          <table:table-cell office:value-type="float" office:value="0.297728027" calcext:value-type="float">
            <text:p>0,298</text:p>
          </table:table-cell>
          <table:table-cell office:value-type="float" office:value="0.489087781" calcext:value-type="float">
            <text:p>0,489</text:p>
          </table:table-cell>
          <table:table-cell office:value-type="float" office:value="0.0339108986" calcext:value-type="float">
            <text:p>0,034</text:p>
          </table:table-cell>
          <table:table-cell office:value-type="float" office:value="0.174818828" calcext:value-type="float">
            <text:p>0,175</text:p>
          </table:table-cell>
          <table:table-cell office:value-type="float" office:value="0.106634945" calcext:value-type="float">
            <text:p>0,107</text:p>
          </table:table-cell>
          <table:table-cell office:value-type="float" office:value="0.150382073" calcext:value-type="float">
            <text:p>0,150</text:p>
          </table:table-cell>
          <table:table-cell office:value-type="float" office:value="0.319224639" calcext:value-type="float">
            <text:p>0,319</text:p>
          </table:table-cell>
          <table:table-cell/>
          <table:table-cell office:value-type="float" office:value="1.6232687" calcext:value-type="float">
            <text:p>1,623</text:p>
          </table:table-cell>
          <table:table-cell table:formula="of:=AVERAGE([.B31:.P31])" office:value-type="float" office:value="0.946636162091279" calcext:value-type="float">
            <text:p>0,946636162091279</text:p>
          </table:table-cell>
          <table:table-cell table:formula="of:=(1.25/[.R7])^(1/2)" office:value-type="float" office:value="0.877525608526266" calcext:value-type="float">
            <text:p>0,877525608526266</text:p>
          </table:table-cell>
          <table:table-cell table:formula="of:=(1.15/[.R7])^(1/3)" office:value-type="float" office:value="0.891461260701284" calcext:value-type="float">
            <text:p>0,891461260701284</text:p>
          </table:table-cell>
          <table:table-cell table:formula="of:=(1/[.R7])^(1/4)" office:value-type="float" office:value="0.885936095361646" calcext:value-type="float">
            <text:p>0,885936095361646</text:p>
          </table:table-cell>
        </table:table-row>
        <table:table-row table:style-name="ro1">
          <table:table-cell office:value-type="float" office:value="1.89750693" calcext:value-type="float">
            <text:p>1,898</text:p>
          </table:table-cell>
          <table:table-cell office:value-type="float" office:value="0.324546949" calcext:value-type="float">
            <text:p>0,325</text:p>
          </table:table-cell>
          <table:table-cell office:value-type="float" office:value="0.529651732" calcext:value-type="float">
            <text:p>0,530</text:p>
          </table:table-cell>
          <table:table-cell office:value-type="float" office:value="0.37282044" calcext:value-type="float">
            <text:p>0,373</text:p>
          </table:table-cell>
          <table:table-cell office:value-type="float" office:value="0.700308549" calcext:value-type="float">
            <text:p>0,700</text:p>
          </table:table-cell>
          <table:table-cell office:value-type="float" office:value="0.029592954" calcext:value-type="float">
            <text:p>0,030</text:p>
          </table:table-cell>
          <table:table-cell office:value-type="float" office:value="0.0145151406" calcext:value-type="float">
            <text:p>0,015</text:p>
          </table:table-cell>
          <table:table-cell office:value-type="float" office:value="0.133206355" calcext:value-type="float">
            <text:p>0,133</text:p>
          </table:table-cell>
          <table:table-cell office:value-type="float" office:value="0.219908077" calcext:value-type="float">
            <text:p>0,220</text:p>
          </table:table-cell>
          <table:table-cell office:value-type="float" office:value="0.271981215" calcext:value-type="float">
            <text:p>0,272</text:p>
          </table:table-cell>
          <table:table-cell office:value-type="float" office:value="0.471181864" calcext:value-type="float">
            <text:p>0,471</text:p>
          </table:table-cell>
          <table:table-cell office:value-type="float" office:value="0.0299821829" calcext:value-type="float">
            <text:p>0,030</text:p>
          </table:table-cell>
          <table:table-cell office:value-type="float" office:value="0.166842859" calcext:value-type="float">
            <text:p>0,167</text:p>
          </table:table-cell>
          <table:table-cell office:value-type="float" office:value="0.0975680255" calcext:value-type="float">
            <text:p>0,098</text:p>
          </table:table-cell>
          <table:table-cell office:value-type="float" office:value="0.134555505" calcext:value-type="float">
            <text:p>0,135</text:p>
          </table:table-cell>
          <table:table-cell office:value-type="float" office:value="0.306929018" calcext:value-type="float">
            <text:p>0,307</text:p>
          </table:table-cell>
          <table:table-cell/>
          <table:table-cell office:value-type="float" office:value="1.89750693" calcext:value-type="float">
            <text:p>1,898</text:p>
          </table:table-cell>
          <table:table-cell table:formula="of:=AVERAGE([.B32:.P32])" office:value-type="float" office:value="0.90496476669849" calcext:value-type="float">
            <text:p>0,90496476669849</text:p>
          </table:table-cell>
          <table:table-cell table:formula="of:=(1.25/[.R8])^(1/2)" office:value-type="float" office:value="0.811639773806006" calcext:value-type="float">
            <text:p>0,811639773806006</text:p>
          </table:table-cell>
          <table:table-cell table:formula="of:=(1.15/[.R8])^(1/3)" office:value-type="float" office:value="0.846261967240763" calcext:value-type="float">
            <text:p>0,846261967240763</text:p>
          </table:table-cell>
          <table:table-cell table:formula="of:=(1/[.R8])^(1/4)" office:value-type="float" office:value="0.852028569350296" calcext:value-type="float">
            <text:p>0,852028569350296</text:p>
          </table:table-cell>
        </table:table-row>
        <table:table-row table:style-name="ro1">
          <table:table-cell office:value-type="float" office:value="2.22160665" calcext:value-type="float">
            <text:p>2,222</text:p>
          </table:table-cell>
          <table:table-cell office:value-type="float" office:value="0.324974636" calcext:value-type="float">
            <text:p>0,325</text:p>
          </table:table-cell>
          <table:table-cell office:value-type="float" office:value="0.523668832" calcext:value-type="float">
            <text:p>0,524</text:p>
          </table:table-cell>
          <table:table-cell office:value-type="float" office:value="0.369812738" calcext:value-type="float">
            <text:p>0,370</text:p>
          </table:table-cell>
          <table:table-cell office:value-type="float" office:value="0.692437928" calcext:value-type="float">
            <text:p>0,692</text:p>
          </table:table-cell>
          <table:table-cell office:value-type="float" office:value="0.0236941909" calcext:value-type="float">
            <text:p>0,024</text:p>
          </table:table-cell>
          <table:table-cell office:value-type="float" office:value="0.0111574944" calcext:value-type="float">
            <text:p>0,011</text:p>
          </table:table-cell>
          <table:table-cell office:value-type="float" office:value="0.122285414" calcext:value-type="float">
            <text:p>0,122</text:p>
          </table:table-cell>
          <table:table-cell office:value-type="float" office:value="0.186871985" calcext:value-type="float">
            <text:p>0,187</text:p>
          </table:table-cell>
          <table:table-cell office:value-type="float" office:value="0.245150357" calcext:value-type="float">
            <text:p>0,245</text:p>
          </table:table-cell>
          <table:table-cell office:value-type="float" office:value="0.451228958" calcext:value-type="float">
            <text:p>0,451</text:p>
          </table:table-cell>
          <table:table-cell office:value-type="float" office:value="0.0236068992" calcext:value-type="float">
            <text:p>0,024</text:p>
          </table:table-cell>
          <table:table-cell office:value-type="float" office:value="0.156448679" calcext:value-type="float">
            <text:p>0,156</text:p>
          </table:table-cell>
          <table:table-cell office:value-type="float" office:value="0.0757563873" calcext:value-type="float">
            <text:p>0,076</text:p>
          </table:table-cell>
          <table:table-cell office:value-type="float" office:value="0.118214643" calcext:value-type="float">
            <text:p>0,118</text:p>
          </table:table-cell>
          <table:table-cell office:value-type="float" office:value="0.292611542" calcext:value-type="float">
            <text:p>0,293</text:p>
          </table:table-cell>
          <table:table-cell/>
          <table:table-cell office:value-type="float" office:value="2.22160665" calcext:value-type="float">
            <text:p>2,222</text:p>
          </table:table-cell>
          <table:table-cell table:formula="of:=AVERAGE([.B33:.P33])" office:value-type="float" office:value="0.821109124828044" calcext:value-type="float">
            <text:p>0,821109124828044</text:p>
          </table:table-cell>
          <table:table-cell table:formula="of:=(1.25/[.R9])^(1/2)" office:value-type="float" office:value="0.750103899398683" calcext:value-type="float">
            <text:p>0,750103899398683</text:p>
          </table:table-cell>
          <table:table-cell table:formula="of:=(1.15/[.R9])^(1/3)" office:value-type="float" office:value="0.802928532737545" calcext:value-type="float">
            <text:p>0,802928532737545</text:p>
          </table:table-cell>
          <table:table-cell table:formula="of:=(1/[.R9])^(1/4)" office:value-type="float" office:value="0.819092988431257" calcext:value-type="float">
            <text:p>0,819092988431257</text:p>
          </table:table-cell>
        </table:table-row>
        <table:table-row table:style-name="ro1">
          <table:table-cell office:value-type="float" office:value="2.59556787" calcext:value-type="float">
            <text:p>2,596</text:p>
          </table:table-cell>
          <table:table-cell office:value-type="float" office:value="0.315707661" calcext:value-type="float">
            <text:p>0,316</text:p>
          </table:table-cell>
          <table:table-cell office:value-type="float" office:value="0.516116129" calcext:value-type="float">
            <text:p>0,516</text:p>
          </table:table-cell>
          <table:table-cell office:value-type="float" office:value="0.364233451" calcext:value-type="float">
            <text:p>0,364</text:p>
          </table:table-cell>
          <table:table-cell office:value-type="float" office:value="0.682752574" calcext:value-type="float">
            <text:p>0,683</text:p>
          </table:table-cell>
          <table:table-cell office:value-type="float" office:value="0.0209624954" calcext:value-type="float">
            <text:p>0,021</text:p>
          </table:table-cell>
          <table:table-cell office:value-type="float" office:value="0.00599281171" calcext:value-type="float">
            <text:p>0,006</text:p>
          </table:table-cell>
          <table:table-cell office:value-type="float" office:value="0.113612291" calcext:value-type="float">
            <text:p>0,114</text:p>
          </table:table-cell>
          <table:table-cell office:value-type="float" office:value="0.162451307" calcext:value-type="float">
            <text:p>0,162</text:p>
          </table:table-cell>
          <table:table-cell office:value-type="float" office:value="0.214068323" calcext:value-type="float">
            <text:p>0,214</text:p>
          </table:table-cell>
          <table:table-cell office:value-type="float" office:value="0.428499043" calcext:value-type="float">
            <text:p>0,428</text:p>
          </table:table-cell>
          <table:table-cell office:value-type="float" office:value="0.0188837883" calcext:value-type="float">
            <text:p>0,019</text:p>
          </table:table-cell>
          <table:table-cell office:value-type="float" office:value="0.144463029" calcext:value-type="float">
            <text:p>0,144</text:p>
          </table:table-cell>
          <table:table-cell office:value-type="float" office:value="0.0727538157" calcext:value-type="float">
            <text:p>0,073</text:p>
          </table:table-cell>
          <table:table-cell office:value-type="float" office:value="0.100038068" calcext:value-type="float">
            <text:p>0,100</text:p>
          </table:table-cell>
          <table:table-cell office:value-type="float" office:value="0.274153833" calcext:value-type="float">
            <text:p>0,274</text:p>
          </table:table-cell>
          <table:table-cell/>
          <table:table-cell office:value-type="float" office:value="2.59556787" calcext:value-type="float">
            <text:p>2,596</text:p>
          </table:table-cell>
          <table:table-cell table:formula="of:=AVERAGE([.B34:.P34])" office:value-type="float" office:value="0.750098874454563" calcext:value-type="float">
            <text:p>0,750098874454563</text:p>
          </table:table-cell>
          <table:table-cell table:formula="of:=(1.25/[.R10])^(1/2)" office:value-type="float" office:value="0.693966988321597" calcext:value-type="float">
            <text:p>0,693966988321597</text:p>
          </table:table-cell>
          <table:table-cell table:formula="of:=(1.15/[.R10])^(1/3)" office:value-type="float" office:value="0.762351308910419" calcext:value-type="float">
            <text:p>0,762351308910419</text:p>
          </table:table-cell>
          <table:table-cell table:formula="of:=(1/[.R10])^(1/4)" office:value-type="float" office:value="0.787847030844921" calcext:value-type="float">
            <text:p>0,787847030844921</text:p>
          </table:table-cell>
        </table:table-row>
        <table:table-row table:style-name="ro1">
          <table:table-cell office:value-type="float" office:value="3.01939058" calcext:value-type="float">
            <text:p>3,019</text:p>
          </table:table-cell>
          <table:table-cell office:value-type="float" office:value="0.314019527" calcext:value-type="float">
            <text:p>0,314</text:p>
          </table:table-cell>
          <table:table-cell office:value-type="float" office:value="0.507433649" calcext:value-type="float">
            <text:p>0,507</text:p>
          </table:table-cell>
          <table:table-cell office:value-type="float" office:value="0.358476197" calcext:value-type="float">
            <text:p>0,358</text:p>
          </table:table-cell>
          <table:table-cell office:value-type="float" office:value="0.670917003" calcext:value-type="float">
            <text:p>0,671</text:p>
          </table:table-cell>
          <table:table-cell office:value-type="float" office:value="0.00897472648" calcext:value-type="float">
            <text:p>0,009</text:p>
          </table:table-cell>
          <table:table-cell office:value-type="float" office:value="0.00147103049" calcext:value-type="float">
            <text:p>0,001</text:p>
          </table:table-cell>
          <table:table-cell office:value-type="float" office:value="0.106631767" calcext:value-type="float">
            <text:p>0,107</text:p>
          </table:table-cell>
          <table:table-cell office:value-type="float" office:value="0.148888149" calcext:value-type="float">
            <text:p>0,149</text:p>
          </table:table-cell>
          <table:table-cell office:value-type="float" office:value="0.182788562" calcext:value-type="float">
            <text:p>0,183</text:p>
          </table:table-cell>
          <table:table-cell office:value-type="float" office:value="0.401419461" calcext:value-type="float">
            <text:p>0,401</text:p>
          </table:table-cell>
          <table:table-cell office:value-type="float" office:value="0.0133558238" calcext:value-type="float">
            <text:p>0,013</text:p>
          </table:table-cell>
          <table:table-cell office:value-type="float" office:value="0.129474031" calcext:value-type="float">
            <text:p>0,129</text:p>
          </table:table-cell>
          <table:table-cell office:value-type="float" office:value="0.0632866742" calcext:value-type="float">
            <text:p>0,063</text:p>
          </table:table-cell>
          <table:table-cell office:value-type="float" office:value="0.0812728618" calcext:value-type="float">
            <text:p>0,081</text:p>
          </table:table-cell>
          <table:table-cell office:value-type="float" office:value="0.254127651" calcext:value-type="float">
            <text:p>0,254</text:p>
          </table:table-cell>
          <table:table-cell/>
          <table:table-cell office:value-type="float" office:value="3.01939058" calcext:value-type="float">
            <text:p>3,019</text:p>
          </table:table-cell>
          <table:table-cell table:formula="of:=AVERAGE([.B35:.P35])" office:value-type="float" office:value="0.649721803744022" calcext:value-type="float">
            <text:p>0,649721803744022</text:p>
          </table:table-cell>
          <table:table-cell table:formula="of:=(1.25/[.R11])^(1/2)" office:value-type="float" office:value="0.643421188587658" calcext:value-type="float">
            <text:p>0,643421188587658</text:p>
          </table:table-cell>
          <table:table-cell table:formula="of:=(1.15/[.R11])^(1/3)" office:value-type="float" office:value="0.724868979795627" calcext:value-type="float">
            <text:p>0,724868979795627</text:p>
          </table:table-cell>
          <table:table-cell table:formula="of:=(1/[.R11])^(1/4)" office:value-type="float" office:value="0.758612817146063" calcext:value-type="float">
            <text:p>0,758612817146063</text:p>
          </table:table-cell>
        </table:table-row>
        <table:table-row table:style-name="ro1">
          <table:table-cell office:value-type="float" office:value="3.49307479" calcext:value-type="float">
            <text:p>3,493</text:p>
          </table:table-cell>
          <table:table-cell office:value-type="float" office:value="0.307816905" calcext:value-type="float">
            <text:p>0,308</text:p>
          </table:table-cell>
          <table:table-cell office:value-type="float" office:value="0.4965922" calcext:value-type="float">
            <text:p>0,497</text:p>
          </table:table-cell>
          <table:table-cell office:value-type="float" office:value="0.349034001" calcext:value-type="float">
            <text:p>0,349</text:p>
          </table:table-cell>
          <table:table-cell office:value-type="float" office:value="0.658491532" calcext:value-type="float">
            <text:p>0,658</text:p>
          </table:table-cell>
          <table:table-cell office:value-type="float" office:value="0.0129333253" calcext:value-type="float">
            <text:p>0,013</text:p>
          </table:table-cell>
          <table:table-cell office:value-type="float" office:value="0.00287052476" calcext:value-type="float">
            <text:p>0,003</text:p>
          </table:table-cell>
          <table:table-cell office:value-type="float" office:value="0.0959243385" calcext:value-type="float">
            <text:p>0,096</text:p>
          </table:table-cell>
          <table:table-cell office:value-type="float" office:value="0.119691938" calcext:value-type="float">
            <text:p>0,120</text:p>
          </table:table-cell>
          <table:table-cell office:value-type="float" office:value="0.15113811" calcext:value-type="float">
            <text:p>0,151</text:p>
          </table:table-cell>
          <table:table-cell office:value-type="float" office:value="0.374340951" calcext:value-type="float">
            <text:p>0,374</text:p>
          </table:table-cell>
          <table:table-cell office:value-type="float" office:value="0.00982714164" calcext:value-type="float">
            <text:p>0,010</text:p>
          </table:table-cell>
          <table:table-cell office:value-type="float" office:value="0.115163372" calcext:value-type="float">
            <text:p>0,115</text:p>
          </table:table-cell>
          <table:table-cell office:value-type="float" office:value="0.0707684436" calcext:value-type="float">
            <text:p>0,071</text:p>
          </table:table-cell>
          <table:table-cell office:value-type="float" office:value="0.0663207832" calcext:value-type="float">
            <text:p>0,066</text:p>
          </table:table-cell>
          <table:table-cell office:value-type="float" office:value="0.231417469" calcext:value-type="float">
            <text:p>0,231</text:p>
          </table:table-cell>
          <table:table-cell/>
          <table:table-cell office:value-type="float" office:value="3.49307479" calcext:value-type="float">
            <text:p>3,493</text:p>
          </table:table-cell>
          <table:table-cell table:formula="of:=AVERAGE([.B36:.P36])" office:value-type="float" office:value="0.622177489330841" calcext:value-type="float">
            <text:p>0,622177489330841</text:p>
          </table:table-cell>
          <table:table-cell table:formula="of:=(1.25/[.R12])^(1/2)" office:value-type="float" office:value="0.598206412707594" calcext:value-type="float">
            <text:p>0,598206412707594</text:p>
          </table:table-cell>
          <table:table-cell table:formula="of:=(1.15/[.R12])^(1/3)" office:value-type="float" office:value="0.690499420851156" calcext:value-type="float">
            <text:p>0,690499420851156</text:p>
          </table:table-cell>
          <table:table-cell table:formula="of:=(1/[.R12])^(1/4)" office:value-type="float" office:value="0.731472543132133" calcext:value-type="float">
            <text:p>0,731472543132133</text:p>
          </table:table-cell>
        </table:table-row>
        <table:table-row table:style-name="ro1">
          <table:table-cell office:value-type="float" office:value="4.0166205" calcext:value-type="float">
            <text:p>4,017</text:p>
          </table:table-cell>
          <table:table-cell office:value-type="float" office:value="0.299317887" calcext:value-type="float">
            <text:p>0,299</text:p>
          </table:table-cell>
          <table:table-cell office:value-type="float" office:value="0.48393748" calcext:value-type="float">
            <text:p>0,484</text:p>
          </table:table-cell>
          <table:table-cell office:value-type="float" office:value="0.339786959" calcext:value-type="float">
            <text:p>0,340</text:p>
          </table:table-cell>
          <table:table-cell office:value-type="float" office:value="0.645127647" calcext:value-type="float">
            <text:p>0,645</text:p>
          </table:table-cell>
          <table:table-cell office:value-type="float" office:value="0.00619132544" calcext:value-type="float">
            <text:p>0,006</text:p>
          </table:table-cell>
          <table:table-cell office:value-type="float" office:value="0.000486154452" calcext:value-type="float">
            <text:p>0,000</text:p>
          </table:table-cell>
          <table:table-cell office:value-type="float" office:value="0.0833831067" calcext:value-type="float">
            <text:p>0,083</text:p>
          </table:table-cell>
          <table:table-cell office:value-type="float" office:value="0.113546813" calcext:value-type="float">
            <text:p>0,114</text:p>
          </table:table-cell>
          <table:table-cell office:value-type="float" office:value="0.125205072" calcext:value-type="float">
            <text:p>0,125</text:p>
          </table:table-cell>
          <table:table-cell office:value-type="float" office:value="0.343673727" calcext:value-type="float">
            <text:p>0,344</text:p>
          </table:table-cell>
          <table:table-cell office:value-type="float" office:value="0.00491246832" calcext:value-type="float">
            <text:p>0,005</text:p>
          </table:table-cell>
          <table:table-cell office:value-type="float" office:value="0.0999687425" calcext:value-type="float">
            <text:p>0,100</text:p>
          </table:table-cell>
          <table:table-cell office:value-type="float" office:value="0.0484208728" calcext:value-type="float">
            <text:p>0,048</text:p>
          </table:table-cell>
          <table:table-cell office:value-type="float" office:value="0.052327822" calcext:value-type="float">
            <text:p>0,052</text:p>
          </table:table-cell>
          <table:table-cell office:value-type="float" office:value="0.209272276" calcext:value-type="float">
            <text:p>0,209</text:p>
          </table:table-cell>
          <table:table-cell/>
          <table:table-cell office:value-type="float" office:value="4.0166205" calcext:value-type="float">
            <text:p>4,017</text:p>
          </table:table-cell>
          <table:table-cell table:formula="of:=AVERAGE([.B37:.P37])" office:value-type="float" office:value="0.537571504996771" calcext:value-type="float">
            <text:p>0,537571504996771</text:p>
          </table:table-cell>
          <table:table-cell table:formula="of:=(1.25/[.R13])^(1/2)" office:value-type="float" office:value="0.557859208442786" calcext:value-type="float">
            <text:p>0,557859208442786</text:p>
          </table:table-cell>
          <table:table-cell table:formula="of:=(1.15/[.R13])^(1/3)" office:value-type="float" office:value="0.659091453224275" calcext:value-type="float">
            <text:p>0,659091453224275</text:p>
          </table:table-cell>
          <table:table-cell table:formula="of:=(1/[.R13])^(1/4)" office:value-type="float" office:value="0.70637415353403" calcext:value-type="float">
            <text:p>0,70637415353403</text:p>
          </table:table-cell>
        </table:table-row>
        <table:table-row table:style-name="ro1">
          <table:table-cell office:value-type="float" office:value="4.5900277" calcext:value-type="float">
            <text:p>4,590</text:p>
          </table:table-cell>
          <table:table-cell office:value-type="float" office:value="0.291643891" calcext:value-type="float">
            <text:p>0,292</text:p>
          </table:table-cell>
          <table:table-cell office:value-type="float" office:value="0.471467366" calcext:value-type="float">
            <text:p>0,471</text:p>
          </table:table-cell>
          <table:table-cell office:value-type="float" office:value="0.327986882" calcext:value-type="float">
            <text:p>0,328</text:p>
          </table:table-cell>
          <table:table-cell office:value-type="float" office:value="0.631937694" calcext:value-type="float">
            <text:p>0,632</text:p>
          </table:table-cell>
          <table:table-cell office:value-type="float" office:value="0.00507801077" calcext:value-type="float">
            <text:p>0,005</text:p>
          </table:table-cell>
          <table:table-cell office:value-type="float" office:value="-0.00205461192" calcext:value-type="float">
            <text:p>-0,002</text:p>
          </table:table-cell>
          <table:table-cell office:value-type="float" office:value="0.072257397" calcext:value-type="float">
            <text:p>0,072</text:p>
          </table:table-cell>
          <table:table-cell office:value-type="float" office:value="0.101228911" calcext:value-type="float">
            <text:p>0,101</text:p>
          </table:table-cell>
          <table:table-cell office:value-type="float" office:value="0.102427067" calcext:value-type="float">
            <text:p>0,102</text:p>
          </table:table-cell>
          <table:table-cell office:value-type="float" office:value="0.313241684" calcext:value-type="float">
            <text:p>0,313</text:p>
          </table:table-cell>
          <table:table-cell office:value-type="float" office:value="0.00288430812" calcext:value-type="float">
            <text:p>0,003</text:p>
          </table:table-cell>
          <table:table-cell office:value-type="float" office:value="0.0855683357" calcext:value-type="float">
            <text:p>0,086</text:p>
          </table:table-cell>
          <table:table-cell office:value-type="float" office:value="0.0307568701" calcext:value-type="float">
            <text:p>0,031</text:p>
          </table:table-cell>
          <table:table-cell office:value-type="float" office:value="0.0416232638" calcext:value-type="float">
            <text:p>0,042</text:p>
          </table:table-cell>
          <table:table-cell office:value-type="float" office:value="0.185353412" calcext:value-type="float">
            <text:p>0,185</text:p>
          </table:table-cell>
          <table:table-cell/>
          <table:table-cell office:value-type="float" office:value="4.5900277" calcext:value-type="float">
            <text:p>4,590</text:p>
          </table:table-cell>
          <table:table-cell table:formula="of:=AVERAGE([.B38:.P38])" office:value-type="float" office:value="0.477821096550169" calcext:value-type="float">
            <text:p>0,477821096550169</text:p>
          </table:table-cell>
          <table:table-cell table:formula="of:=(1.25/[.R14])^(1/2)" office:value-type="float" office:value="0.521852001255204" calcext:value-type="float">
            <text:p>0,521852001255204</text:p>
          </table:table-cell>
          <table:table-cell table:formula="of:=(1.15/[.R14])^(1/3)" office:value-type="float" office:value="0.630416412630986" calcext:value-type="float">
            <text:p>0,630416412630986</text:p>
          </table:table-cell>
          <table:table-cell table:formula="of:=(1/[.R14])^(1/4)" office:value-type="float" office:value="0.683197350404974" calcext:value-type="float">
            <text:p>0,683197350404974</text:p>
          </table:table-cell>
        </table:table-row>
        <table:table-row table:style-name="ro1">
          <table:table-cell office:value-type="float" office:value="5.2132964" calcext:value-type="float">
            <text:p>5,213</text:p>
          </table:table-cell>
          <table:table-cell office:value-type="float" office:value="0.279731369" calcext:value-type="float">
            <text:p>0,280</text:p>
          </table:table-cell>
          <table:table-cell office:value-type="float" office:value="0.45688913" calcext:value-type="float">
            <text:p>0,457</text:p>
          </table:table-cell>
          <table:table-cell office:value-type="float" office:value="0.315738285" calcext:value-type="float">
            <text:p>0,316</text:p>
          </table:table-cell>
          <table:table-cell office:value-type="float" office:value="0.615908718" calcext:value-type="float">
            <text:p>0,616</text:p>
          </table:table-cell>
          <table:table-cell office:value-type="float" office:value="0.0241735787" calcext:value-type="float">
            <text:p>0,024</text:p>
          </table:table-cell>
          <table:table-cell office:value-type="float" office:value="-0.00332236566" calcext:value-type="float">
            <text:p>-0,003</text:p>
          </table:table-cell>
          <table:table-cell office:value-type="float" office:value="0.0558871" calcext:value-type="float">
            <text:p>0,056</text:p>
          </table:table-cell>
          <table:table-cell office:value-type="float" office:value="0.102928651" calcext:value-type="float">
            <text:p>0,103</text:p>
          </table:table-cell>
          <table:table-cell office:value-type="float" office:value="0.0835777148" calcext:value-type="float">
            <text:p>0,084</text:p>
          </table:table-cell>
          <table:table-cell office:value-type="float" office:value="0.283398217" calcext:value-type="float">
            <text:p>0,283</text:p>
          </table:table-cell>
          <table:table-cell office:value-type="float" office:value="0.00291225852" calcext:value-type="float">
            <text:p>0,003</text:p>
          </table:table-cell>
          <table:table-cell office:value-type="float" office:value="0.0723235598" calcext:value-type="float">
            <text:p>0,072</text:p>
          </table:table-cell>
          <table:table-cell office:value-type="float" office:value="0.0380226824" calcext:value-type="float">
            <text:p>0,038</text:p>
          </table:table-cell>
          <table:table-cell office:value-type="float" office:value="0.033749611" calcext:value-type="float">
            <text:p>0,034</text:p>
          </table:table-cell>
          <table:table-cell office:value-type="float" office:value="0.163081334" calcext:value-type="float">
            <text:p>0,163</text:p>
          </table:table-cell>
          <table:table-cell/>
          <table:table-cell office:value-type="float" office:value="5.2132964" calcext:value-type="float">
            <text:p>5,213</text:p>
          </table:table-cell>
          <table:table-cell table:formula="of:=AVERAGE([.B39:.P39])" office:value-type="float" office:value="0.502562117502633" calcext:value-type="float">
            <text:p>0,502562117502633</text:p>
          </table:table-cell>
          <table:table-cell table:formula="of:=(1.25/[.R15])^(1/2)" office:value-type="float" office:value="0.489664701207852" calcext:value-type="float">
            <text:p>0,489664701207852</text:p>
          </table:table-cell>
          <table:table-cell table:formula="of:=(1.15/[.R15])^(1/3)" office:value-type="float" office:value="0.604220061875449" calcext:value-type="float">
            <text:p>0,604220061875449</text:p>
          </table:table-cell>
          <table:table-cell table:formula="of:=(1/[.R15])^(1/4)" office:value-type="float" office:value="0.661792583241269" calcext:value-type="float">
            <text:p>0,661792583241269</text:p>
          </table:table-cell>
        </table:table-row>
        <table:table-row table:style-name="ro1">
          <table:table-cell office:value-type="float" office:value="5.88642659" calcext:value-type="float">
            <text:p>5,886</text:p>
          </table:table-cell>
          <table:table-cell office:value-type="float" office:value="0.268150628" calcext:value-type="float">
            <text:p>0,268</text:p>
          </table:table-cell>
          <table:table-cell office:value-type="float" office:value="0.443443652" calcext:value-type="float">
            <text:p>0,443</text:p>
          </table:table-cell>
          <table:table-cell office:value-type="float" office:value="0.303265772" calcext:value-type="float">
            <text:p>0,303</text:p>
          </table:table-cell>
          <table:table-cell office:value-type="float" office:value="0.600504136" calcext:value-type="float">
            <text:p>0,601</text:p>
          </table:table-cell>
          <table:table-cell office:value-type="float" office:value="0.0222700495" calcext:value-type="float">
            <text:p>0,022</text:p>
          </table:table-cell>
          <table:table-cell office:value-type="float" office:value="-0.00446180932" calcext:value-type="float">
            <text:p>-0,004</text:p>
          </table:table-cell>
          <table:table-cell office:value-type="float" office:value="0.0459394359" calcext:value-type="float">
            <text:p>0,046</text:p>
          </table:table-cell>
          <table:table-cell office:value-type="float" office:value="0.0891585979" calcext:value-type="float">
            <text:p>0,089</text:p>
          </table:table-cell>
          <table:table-cell office:value-type="float" office:value="0.0724318112" calcext:value-type="float">
            <text:p>0,072</text:p>
          </table:table-cell>
          <table:table-cell office:value-type="float" office:value="0.253847071" calcext:value-type="float">
            <text:p>0,254</text:p>
          </table:table-cell>
          <table:table-cell office:value-type="float" office:value="0.000836549483" calcext:value-type="float">
            <text:p>0,001</text:p>
          </table:table-cell>
          <table:table-cell office:value-type="float" office:value="0.0578016712" calcext:value-type="float">
            <text:p>0,058</text:p>
          </table:table-cell>
          <table:table-cell office:value-type="float" office:value="0.0290994078" calcext:value-type="float">
            <text:p>0,029</text:p>
          </table:table-cell>
          <table:table-cell office:value-type="float" office:value="0.0306385012" calcext:value-type="float">
            <text:p>0,031</text:p>
          </table:table-cell>
          <table:table-cell office:value-type="float" office:value="0.138533856" calcext:value-type="float">
            <text:p>0,139</text:p>
          </table:table-cell>
          <table:table-cell/>
          <table:table-cell office:value-type="float" office:value="5.88642659" calcext:value-type="float">
            <text:p>5,886</text:p>
          </table:table-cell>
          <table:table-cell table:formula="of:=AVERAGE([.B40:.P40])" office:value-type="float" office:value="0.452404092348468" calcext:value-type="float">
            <text:p>0,452404092348468</text:p>
          </table:table-cell>
          <table:table-cell table:formula="of:=(1.25/[.R16])^(1/2)" office:value-type="float" office:value="0.460817687678545" calcext:value-type="float">
            <text:p>0,460817687678545</text:p>
          </table:table-cell>
          <table:table-cell table:formula="of:=(1.15/[.R16])^(1/3)" office:value-type="float" office:value="0.580250294246317" calcext:value-type="float">
            <text:p>0,580250294246317</text:p>
          </table:table-cell>
          <table:table-cell table:formula="of:=(1/[.R16])^(1/4)" office:value-type="float" office:value="0.642003013975322" calcext:value-type="float">
            <text:p>0,642003013975322</text:p>
          </table:table-cell>
        </table:table-row>
        <table:table-row table:style-name="ro1">
          <table:table-cell office:value-type="float" office:value="6.60941828" calcext:value-type="float">
            <text:p>6,609</text:p>
          </table:table-cell>
          <table:table-cell office:value-type="float" office:value="0.257147663" calcext:value-type="float">
            <text:p>0,257</text:p>
          </table:table-cell>
          <table:table-cell office:value-type="float" office:value="0.428381069" calcext:value-type="float">
            <text:p>0,428</text:p>
          </table:table-cell>
          <table:table-cell office:value-type="float" office:value="0.289840146" calcext:value-type="float">
            <text:p>0,290</text:p>
          </table:table-cell>
          <table:table-cell office:value-type="float" office:value="0.584277634" calcext:value-type="float">
            <text:p>0,584</text:p>
          </table:table-cell>
          <table:table-cell office:value-type="float" office:value="0.0219377562" calcext:value-type="float">
            <text:p>0,022</text:p>
          </table:table-cell>
          <table:table-cell office:value-type="float" office:value="-0.00090129179" calcext:value-type="float">
            <text:p>-0,001</text:p>
          </table:table-cell>
          <table:table-cell office:value-type="float" office:value="0.0331392777" calcext:value-type="float">
            <text:p>0,033</text:p>
          </table:table-cell>
          <table:table-cell office:value-type="float" office:value="0.103558611" calcext:value-type="float">
            <text:p>0,104</text:p>
          </table:table-cell>
          <table:table-cell office:value-type="float" office:value="0.0625440564" calcext:value-type="float">
            <text:p>0,063</text:p>
          </table:table-cell>
          <table:table-cell office:value-type="float" office:value="0.221377305" calcext:value-type="float">
            <text:p>0,221</text:p>
          </table:table-cell>
          <table:table-cell office:value-type="float" office:value="0.00179055334" calcext:value-type="float">
            <text:p>0,002</text:p>
          </table:table-cell>
          <table:table-cell office:value-type="float" office:value="0.0460047217" calcext:value-type="float">
            <text:p>0,046</text:p>
          </table:table-cell>
          <table:table-cell office:value-type="float" office:value="0.030186944" calcext:value-type="float">
            <text:p>0,030</text:p>
          </table:table-cell>
          <table:table-cell office:value-type="float" office:value="0.0262289556" calcext:value-type="float">
            <text:p>0,026</text:p>
          </table:table-cell>
          <table:table-cell office:value-type="float" office:value="0.11712807" calcext:value-type="float">
            <text:p>0,117</text:p>
          </table:table-cell>
          <table:table-cell/>
          <table:table-cell office:value-type="float" office:value="6.60941828" calcext:value-type="float">
            <text:p>6,609</text:p>
          </table:table-cell>
          <table:table-cell table:formula="of:=AVERAGE([.B41:.P41])" office:value-type="float" office:value="0.436190985379745" calcext:value-type="float">
            <text:p>0,436190985379745</text:p>
          </table:table-cell>
          <table:table-cell table:formula="of:=(1.25/[.R17])^(1/2)" office:value-type="float" office:value="0.434883958168251" calcext:value-type="float">
            <text:p>0,434883958168251</text:p>
          </table:table-cell>
          <table:table-cell table:formula="of:=(1.15/[.R17])^(1/3)" office:value-type="float" office:value="0.5582707418331" calcext:value-type="float">
            <text:p>0,5582707418331</text:p>
          </table:table-cell>
          <table:table-cell table:formula="of:=(1/[.R17])^(1/4)" office:value-type="float" office:value="0.623676227794" calcext:value-type="float">
            <text:p>0,623676227794</text:p>
          </table:table-cell>
        </table:table-row>
        <table:table-row table:style-name="ro1">
          <table:table-cell office:value-type="float" office:value="7.38227147" calcext:value-type="float">
            <text:p>7,382</text:p>
          </table:table-cell>
          <table:table-cell office:value-type="float" office:value="0.249032019" calcext:value-type="float">
            <text:p>0,249</text:p>
          </table:table-cell>
          <table:table-cell office:value-type="float" office:value="0.413877492" calcext:value-type="float">
            <text:p>0,414</text:p>
          </table:table-cell>
          <table:table-cell office:value-type="float" office:value="0.277321562" calcext:value-type="float">
            <text:p>0,277</text:p>
          </table:table-cell>
          <table:table-cell office:value-type="float" office:value="0.568373223" calcext:value-type="float">
            <text:p>0,568</text:p>
          </table:table-cell>
          <table:table-cell office:value-type="float" office:value="-0.01280276" calcext:value-type="float">
            <text:p>-0,013</text:p>
          </table:table-cell>
          <table:table-cell office:value-type="float" office:value="-0.00217399862" calcext:value-type="float">
            <text:p>-0,002</text:p>
          </table:table-cell>
          <table:table-cell office:value-type="float" office:value="0.0236306343" calcext:value-type="float">
            <text:p>0,024</text:p>
          </table:table-cell>
          <table:table-cell office:value-type="float" office:value="0.0535956403" calcext:value-type="float">
            <text:p>0,054</text:p>
          </table:table-cell>
          <table:table-cell office:value-type="float" office:value="0.0566078306" calcext:value-type="float">
            <text:p>0,057</text:p>
          </table:table-cell>
          <table:table-cell office:value-type="float" office:value="0.191831052" calcext:value-type="float">
            <text:p>0,192</text:p>
          </table:table-cell>
          <table:table-cell office:value-type="float" office:value="-0.000471070915" calcext:value-type="float">
            <text:p>0,000</text:p>
          </table:table-cell>
          <table:table-cell office:value-type="float" office:value="0.0344932278" calcext:value-type="float">
            <text:p>0,034</text:p>
          </table:table-cell>
          <table:table-cell office:value-type="float" office:value="0.0328024302" calcext:value-type="float">
            <text:p>0,033</text:p>
          </table:table-cell>
          <table:table-cell office:value-type="float" office:value="0.0214317807" calcext:value-type="float">
            <text:p>0,021</text:p>
          </table:table-cell>
          <table:table-cell office:value-type="float" office:value="0.0969678986" calcext:value-type="float">
            <text:p>0,097</text:p>
          </table:table-cell>
          <table:table-cell/>
          <table:table-cell office:value-type="float" office:value="7.38227147" calcext:value-type="float">
            <text:p>7,382</text:p>
          </table:table-cell>
          <table:table-cell table:formula="of:=AVERAGE([.B42:.P42])" office:value-type="float" office:value="0.281778252243981" calcext:value-type="float">
            <text:p>0,281778252243981</text:p>
          </table:table-cell>
          <table:table-cell table:formula="of:=(1.25/[.R18])^(1/2)" office:value-type="float" office:value="0.411490677681274" calcext:value-type="float">
            <text:p>0,411490677681274</text:p>
          </table:table-cell>
          <table:table-cell table:formula="of:=(1.15/[.R18])^(1/3)" office:value-type="float" office:value="0.538066486618221" calcext:value-type="float">
            <text:p>0,538066486618221</text:p>
          </table:table-cell>
          <table:table-cell table:formula="of:=(1/[.R18])^(1/4)" office:value-type="float" office:value="0.606669968731858" calcext:value-type="float">
            <text:p>0,606669968731858</text:p>
          </table:table-cell>
        </table:table-row>
        <table:table-row table:style-name="ro1">
          <table:table-cell office:value-type="float" office:value="8.20498615" calcext:value-type="float">
            <text:p>8,205</text:p>
          </table:table-cell>
          <table:table-cell office:value-type="float" office:value="0.23635562" calcext:value-type="float">
            <text:p>0,236</text:p>
          </table:table-cell>
          <table:table-cell office:value-type="float" office:value="0.397487998" calcext:value-type="float">
            <text:p>0,397</text:p>
          </table:table-cell>
          <table:table-cell office:value-type="float" office:value="0.264352111" calcext:value-type="float">
            <text:p>0,264</text:p>
          </table:table-cell>
          <table:table-cell office:value-type="float" office:value="0.552412352" calcext:value-type="float">
            <text:p>0,552</text:p>
          </table:table-cell>
          <table:table-cell office:value-type="float" office:value="0.0289727881" calcext:value-type="float">
            <text:p>0,029</text:p>
          </table:table-cell>
          <table:table-cell office:value-type="float" office:value="-0.00112674344" calcext:value-type="float">
            <text:p>-0,001</text:p>
          </table:table-cell>
          <table:table-cell office:value-type="float" office:value="0.0174435848" calcext:value-type="float">
            <text:p>0,017</text:p>
          </table:table-cell>
          <table:table-cell office:value-type="float" office:value="0.0489394021" calcext:value-type="float">
            <text:p>0,049</text:p>
          </table:table-cell>
          <table:table-cell office:value-type="float" office:value="0.0494090921" calcext:value-type="float">
            <text:p>0,049</text:p>
          </table:table-cell>
          <table:table-cell office:value-type="float" office:value="0.162939398" calcext:value-type="float">
            <text:p>0,163</text:p>
          </table:table-cell>
          <table:table-cell office:value-type="float" office:value="-0.00135793507" calcext:value-type="float">
            <text:p>-0,001</text:p>
          </table:table-cell>
          <table:table-cell office:value-type="float" office:value="0.023807121" calcext:value-type="float">
            <text:p>0,024</text:p>
          </table:table-cell>
          <table:table-cell office:value-type="float" office:value="0.0356005707" calcext:value-type="float">
            <text:p>0,036</text:p>
          </table:table-cell>
          <table:table-cell office:value-type="float" office:value="0.0185281419" calcext:value-type="float">
            <text:p>0,019</text:p>
          </table:table-cell>
          <table:table-cell office:value-type="float" office:value="0.0759618981" calcext:value-type="float">
            <text:p>0,076</text:p>
          </table:table-cell>
          <table:table-cell/>
          <table:table-cell office:value-type="float" office:value="8.20498615" calcext:value-type="float">
            <text:p>8,205</text:p>
          </table:table-cell>
          <table:table-cell table:formula="of:=AVERAGE([.B43:.P43])" office:value-type="float" office:value="0.389985833874768" calcext:value-type="float">
            <text:p>0,389985833874768</text:p>
          </table:table-cell>
          <table:table-cell table:formula="of:=(1.25/[.R19])^(1/2)" office:value-type="float" office:value="0.390315753676747" calcext:value-type="float">
            <text:p>0,390315753676747</text:p>
          </table:table-cell>
          <table:table-cell table:formula="of:=(1.15/[.R19])^(1/3)" office:value-type="float" office:value="0.519445509240221" calcext:value-type="float">
            <text:p>0,519445509240221</text:p>
          </table:table-cell>
          <table:table-cell table:formula="of:=(1/[.R19])^(1/4)" office:value-type="float" office:value="0.590854485608858" calcext:value-type="float">
            <text:p>0,590854485608858</text:p>
          </table:table-cell>
        </table:table-row>
        <table:table-row table:style-name="ro1">
          <table:table-cell office:value-type="float" office:value="9.07756233" calcext:value-type="float">
            <text:p>9,078</text:p>
          </table:table-cell>
          <table:table-cell office:value-type="float" office:value="0.228295859" calcext:value-type="float">
            <text:p>0,228</text:p>
          </table:table-cell>
          <table:table-cell office:value-type="float" office:value="0.383410902" calcext:value-type="float">
            <text:p>0,383</text:p>
          </table:table-cell>
          <table:table-cell office:value-type="float" office:value="0.251007711" calcext:value-type="float">
            <text:p>0,251</text:p>
          </table:table-cell>
          <table:table-cell office:value-type="float" office:value="0.535669952" calcext:value-type="float">
            <text:p>0,536</text:p>
          </table:table-cell>
          <table:table-cell office:value-type="float" office:value="0.00105476121" calcext:value-type="float">
            <text:p>0,001</text:p>
          </table:table-cell>
          <table:table-cell office:value-type="float" office:value="-0.00413290993" calcext:value-type="float">
            <text:p>-0,004</text:p>
          </table:table-cell>
          <table:table-cell office:value-type="float" office:value="0.00922700373" calcext:value-type="float">
            <text:p>0,009</text:p>
          </table:table-cell>
          <table:table-cell office:value-type="float" office:value="0.0448335416" calcext:value-type="float">
            <text:p>0,045</text:p>
          </table:table-cell>
          <table:table-cell office:value-type="float" office:value="0.0435524224" calcext:value-type="float">
            <text:p>0,044</text:p>
          </table:table-cell>
          <table:table-cell office:value-type="float" office:value="0.133449835" calcext:value-type="float">
            <text:p>0,133</text:p>
          </table:table-cell>
          <table:table-cell office:value-type="float" office:value="0.00125658924" calcext:value-type="float">
            <text:p>0,001</text:p>
          </table:table-cell>
          <table:table-cell office:value-type="float" office:value="0.0145207196" calcext:value-type="float">
            <text:p>0,015</text:p>
          </table:table-cell>
          <table:table-cell office:value-type="float" office:value="0.0285339692" calcext:value-type="float">
            <text:p>0,029</text:p>
          </table:table-cell>
          <table:table-cell office:value-type="float" office:value="0.0159225995" calcext:value-type="float">
            <text:p>0,016</text:p>
          </table:table-cell>
          <table:table-cell office:value-type="float" office:value="0.0572372345" calcext:value-type="float">
            <text:p>0,057</text:p>
          </table:table-cell>
          <table:table-cell/>
          <table:table-cell office:value-type="float" office:value="9.07756233" calcext:value-type="float">
            <text:p>9,078</text:p>
          </table:table-cell>
          <table:table-cell table:formula="of:=AVERAGE([.B44:.P44])" office:value-type="float" office:value="0.26771868763112" calcext:value-type="float">
            <text:p>0,26771868763112</text:p>
          </table:table-cell>
          <table:table-cell table:formula="of:=(1.25/[.R20])^(1/2)" office:value-type="float" office:value="0.371082425571899" calcext:value-type="float">
            <text:p>0,371082425571899</text:p>
          </table:table-cell>
          <table:table-cell table:formula="of:=(1.15/[.R20])^(1/3)" office:value-type="float" office:value="0.502237959123426" calcext:value-type="float">
            <text:p>0,502237959123426</text:p>
          </table:table-cell>
          <table:table-cell table:formula="of:=(1/[.R20])^(1/4)" office:value-type="float" office:value="0.576113019757156" calcext:value-type="float">
            <text:p>0,576113019757156</text:p>
          </table:table-cell>
        </table:table-row>
        <table:table-row table:style-name="ro1">
          <table:table-cell office:value-type="float" office:value="10" calcext:value-type="float">
            <text:p>10,000</text:p>
          </table:table-cell>
          <table:table-cell office:value-type="float" office:value="0.213701945" calcext:value-type="float">
            <text:p>0,214</text:p>
          </table:table-cell>
          <table:table-cell office:value-type="float" office:value="0.367626434" calcext:value-type="float">
            <text:p>0,368</text:p>
          </table:table-cell>
          <table:table-cell office:value-type="float" office:value="0.237315089" calcext:value-type="float">
            <text:p>0,237</text:p>
          </table:table-cell>
          <table:table-cell office:value-type="float" office:value="0.51956838" calcext:value-type="float">
            <text:p>0,520</text:p>
          </table:table-cell>
          <table:table-cell office:value-type="float" office:value="0.00244946444" calcext:value-type="float">
            <text:p>0,002</text:p>
          </table:table-cell>
          <table:table-cell office:value-type="float" office:value="-0.00147084751" calcext:value-type="float">
            <text:p>-0,001</text:p>
          </table:table-cell>
          <table:table-cell office:value-type="float" office:value="0.0000355981956" calcext:value-type="float">
            <text:p>0,000</text:p>
          </table:table-cell>
          <table:table-cell office:value-type="float" office:value="0.0380595383" calcext:value-type="float">
            <text:p>0,038</text:p>
          </table:table-cell>
          <table:table-cell office:value-type="float" office:value="0.0371612421" calcext:value-type="float">
            <text:p>0,037</text:p>
          </table:table-cell>
          <table:table-cell office:value-type="float" office:value="0.108662415" calcext:value-type="float">
            <text:p>0,109</text:p>
          </table:table-cell>
          <table:table-cell office:value-type="float" office:value="-0.000218691281" calcext:value-type="float">
            <text:p>0,000</text:p>
          </table:table-cell>
          <table:table-cell office:value-type="float" office:value="0.00612048443" calcext:value-type="float">
            <text:p>0,006</text:p>
          </table:table-cell>
          <table:table-cell office:value-type="float" office:value="0.00224676956" calcext:value-type="float">
            <text:p>0,002</text:p>
          </table:table-cell>
          <table:table-cell office:value-type="float" office:value="0.014157583" calcext:value-type="float">
            <text:p>0,014</text:p>
          </table:table-cell>
          <table:table-cell office:value-type="float" office:value="0.04028632" calcext:value-type="float">
            <text:p>0,040</text:p>
          </table:table-cell>
          <table:table-cell/>
          <table:table-cell office:value-type="float" office:value="10" calcext:value-type="float">
            <text:p>10,000</text:p>
          </table:table-cell>
          <table:table-cell table:formula="of:=AVERAGE([.B45:.P45])" office:value-type="float" office:value="0.238382264674738" calcext:value-type="float">
            <text:p>0,238382264674738</text:p>
          </table:table-cell>
          <table:table-cell table:formula="of:=(1.25/[.R21])^(1/2)" office:value-type="float" office:value="0.353553390593274" calcext:value-type="float">
            <text:p>0,353553390593274</text:p>
          </table:table-cell>
          <table:table-cell table:formula="of:=(1.15/[.R21])^(1/3)" office:value-type="float" office:value="0.486294413109428" calcext:value-type="float">
            <text:p>0,486294413109428</text:p>
          </table:table-cell>
          <table:table-cell table:formula="of:=(1/[.R21])^(1/4)" office:value-type="float" office:value="0.562341325190349" calcext:value-type="float">
            <text:p>0,562341325190349</text:p>
          </table:table-cell>
        </table:table-row>
        <table:table-row table:style-name="ro1" table:number-rows-repeated="3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n_s</text:p>
          </table:table-cell>
          <table:table-cell table:style-name="Default" office:value-type="string" calcext:value-type="string">
            <text:p>u_s</text:p>
          </table:table-cell>
          <table:table-cell table:style-name="Default" office:value-type="string" calcext:value-type="string">
            <text:p>t_s</text:p>
          </table:table-cell>
          <table:table-cell table:style-name="Default" office:value-type="string" calcext:value-type="string">
            <text:p>s_s</text:p>
          </table:table-cell>
          <table:table-cell table:style-name="Default" office:value-type="string" calcext:value-type="string">
            <text:p>t_n</text:p>
          </table:table-cell>
          <table:table-cell table:style-name="Default" office:value-type="string" calcext:value-type="string">
            <text:p>n_t</text:p>
          </table:table-cell>
          <table:table-cell table:style-name="Default" office:value-type="string" calcext:value-type="string">
            <text:p>n_u</text:p>
          </table:table-cell>
          <table:table-cell table:style-name="Default" office:value-type="string" calcext:value-type="string">
            <text:p>s_n</text:p>
          </table:table-cell>
          <table:table-cell table:style-name="Default" office:value-type="string" calcext:value-type="string">
            <text:p>s_t</text:p>
          </table:table-cell>
          <table:table-cell table:style-name="Default" office:value-type="string" calcext:value-type="string">
            <text:p>s_u</text:p>
          </table:table-cell>
          <table:table-cell table:style-name="Default" office:value-type="string" calcext:value-type="string">
            <text:p>t_t</text:p>
          </table:table-cell>
          <table:table-cell table:style-name="Default" office:value-type="string" calcext:value-type="string">
            <text:p>t_u</text:p>
          </table:table-cell>
          <table:table-cell table:style-name="Default" office:value-type="string" calcext:value-type="string">
            <text:p>u_n</text:p>
          </table:table-cell>
          <table:table-cell table:style-name="Default" office:value-type="string" calcext:value-type="string">
            <text:p>u_t</text:p>
          </table:table-cell>
          <table:table-cell table:style-name="Default" office:value-type="string" calcext:value-type="string">
            <text:p>u_u</text:p>
          </table:table-cell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si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,000</text:p>
          </table:table-cell>
          <table:table-cell table:formula="of:=[.B2]/[.B$2]" office:value-type="float" office:value="1" calcext:value-type="float">
            <text:p>1,000</text:p>
          </table:table-cell>
          <table:table-cell table:formula="of:=[.C2]/[.C$2]" office:value-type="float" office:value="1" calcext:value-type="float">
            <text:p>1,000</text:p>
          </table:table-cell>
          <table:table-cell table:formula="of:=[.D2]/[.D$2]" office:value-type="float" office:value="1" calcext:value-type="float">
            <text:p>1,000</text:p>
          </table:table-cell>
          <table:table-cell table:formula="of:=[.E2]/[.E$2]" office:value-type="float" office:value="1" calcext:value-type="float">
            <text:p>1,000</text:p>
          </table:table-cell>
          <table:table-cell table:formula="of:=[.F2]/[.F$2]" office:value-type="float" office:value="1" calcext:value-type="float">
            <text:p>1,000</text:p>
          </table:table-cell>
          <table:table-cell table:formula="of:=[.G2]/[.G$2]" office:value-type="float" office:value="1" calcext:value-type="float">
            <text:p>1,000</text:p>
          </table:table-cell>
          <table:table-cell table:formula="of:=[.H2]/[.H$2]" office:value-type="float" office:value="1" calcext:value-type="float">
            <text:p>1,000</text:p>
          </table:table-cell>
          <table:table-cell table:formula="of:=[.I2]/[.I$2]" office:value-type="float" office:value="1" calcext:value-type="float">
            <text:p>1,000</text:p>
          </table:table-cell>
          <table:table-cell table:formula="of:=[.J2]/[.J$2]" office:value-type="float" office:value="1" calcext:value-type="float">
            <text:p>1,000</text:p>
          </table:table-cell>
          <table:table-cell table:formula="of:=[.K2]/[.K$2]" office:value-type="float" office:value="1" calcext:value-type="float">
            <text:p>1,000</text:p>
          </table:table-cell>
          <table:table-cell table:formula="of:=[.L2]/[.L$2]" office:value-type="float" office:value="1" calcext:value-type="float">
            <text:p>1,000</text:p>
          </table:table-cell>
          <table:table-cell table:formula="of:=[.M2]/[.M$2]" office:value-type="float" office:value="1" calcext:value-type="float">
            <text:p>1,000</text:p>
          </table:table-cell>
          <table:table-cell table:formula="of:=[.N2]/[.N$2]" office:value-type="float" office:value="1" calcext:value-type="float">
            <text:p>1,000</text:p>
          </table:table-cell>
          <table:table-cell table:formula="of:=[.O2]/[.O$2]" office:value-type="float" office:value="1" calcext:value-type="float">
            <text:p>1,000</text:p>
          </table:table-cell>
          <table:table-cell table:formula="of:=[.P2]/[.P$2]" office:value-type="float" office:value="1" calcext:value-type="float">
            <text:p>1,000</text:p>
          </table:table-cell>
          <table:table-cell/>
          <table:table-cell office:value-type="float" office:value="1" calcext:value-type="float">
            <text:p>1,000</text:p>
          </table:table-cell>
          <table:table-cell table:formula="of:=AVERAGE([.G26:.P26])" office:value-type="float" office:value="1" calcext:value-type="float">
            <text:p>1</text:p>
          </table:table-cell>
          <table:table-cell table:formula="of:=AVERAGE([.B26:.F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.02493075" calcext:value-type="float">
            <text:p>1,025</text:p>
          </table:table-cell>
          <table:table-cell table:formula="of:=[.B3]/[.B$2]" office:value-type="float" office:value="0.983569909001594" calcext:value-type="float">
            <text:p>0,984</text:p>
          </table:table-cell>
          <table:table-cell table:formula="of:=[.C3]/[.C$2]" office:value-type="float" office:value="1.00307114561077" calcext:value-type="float">
            <text:p>1,003</text:p>
          </table:table-cell>
          <table:table-cell table:formula="of:=[.D3]/[.D$2]" office:value-type="float" office:value="1.00570090804567" calcext:value-type="float">
            <text:p>1,006</text:p>
          </table:table-cell>
          <table:table-cell table:formula="of:=[.E3]/[.E$2]" office:value-type="float" office:value="1.00144194665739" calcext:value-type="float">
            <text:p>1,001</text:p>
          </table:table-cell>
          <table:table-cell table:formula="of:=[.F3]/[.F$2]" office:value-type="float" office:value="0.871525151741833" calcext:value-type="float">
            <text:p>0,872</text:p>
          </table:table-cell>
          <table:table-cell table:formula="of:=[.G3]/[.G$2]" office:value-type="float" office:value="0.981963705938895" calcext:value-type="float">
            <text:p>0,982</text:p>
          </table:table-cell>
          <table:table-cell table:formula="of:=[.H3]/[.H$2]" office:value-type="float" office:value="0.99240774726661" calcext:value-type="float">
            <text:p>0,992</text:p>
          </table:table-cell>
          <table:table-cell table:formula="of:=[.I3]/[.I$2]" office:value-type="float" office:value="0.986676622227361" calcext:value-type="float">
            <text:p>0,987</text:p>
          </table:table-cell>
          <table:table-cell table:formula="of:=[.J3]/[.J$2]" office:value-type="float" office:value="0.993225374094107" calcext:value-type="float">
            <text:p>0,993</text:p>
          </table:table-cell>
          <table:table-cell table:formula="of:=[.K3]/[.K$2]" office:value-type="float" office:value="0.996737928922343" calcext:value-type="float">
            <text:p>0,997</text:p>
          </table:table-cell>
          <table:table-cell table:formula="of:=[.L3]/[.L$2]" office:value-type="float" office:value="0.963903555073999" calcext:value-type="float">
            <text:p>0,964</text:p>
          </table:table-cell>
          <table:table-cell table:formula="of:=[.M3]/[.M$2]" office:value-type="float" office:value="0.996353026779594" calcext:value-type="float">
            <text:p>0,996</text:p>
          </table:table-cell>
          <table:table-cell table:formula="of:=[.N3]/[.N$2]" office:value-type="float" office:value="0.979202625631676" calcext:value-type="float">
            <text:p>0,979</text:p>
          </table:table-cell>
          <table:table-cell table:formula="of:=[.O3]/[.O$2]" office:value-type="float" office:value="0.995698020031636" calcext:value-type="float">
            <text:p>0,996</text:p>
          </table:table-cell>
          <table:table-cell table:formula="of:=[.P3]/[.P$2]" office:value-type="float" office:value="0.998650962452429" calcext:value-type="float">
            <text:p>0,999</text:p>
          </table:table-cell>
          <table:table-cell/>
          <table:table-cell office:value-type="float" office:value="1.02493075" calcext:value-type="float">
            <text:p>1,025</text:p>
          </table:table-cell>
          <table:table-cell table:formula="of:=AVERAGE([.G27:.P27])" office:value-type="float" office:value="0.988481956841865" calcext:value-type="float">
            <text:p>0,988481956841865</text:p>
          </table:table-cell>
          <table:table-cell table:formula="of:=AVERAGE([.B27:.F27])" office:value-type="float" office:value="0.973061812211451" calcext:value-type="float">
            <text:p>0,973061812211451</text:p>
          </table:table-cell>
          <table:table-cell table:number-columns-repeated="2"/>
        </table:table-row>
        <table:table-row table:style-name="ro1">
          <table:table-cell office:value-type="float" office:value="1.09972299" calcext:value-type="float">
            <text:p>1,100</text:p>
          </table:table-cell>
          <table:table-cell table:formula="of:=[.B4]/[.B$2]" office:value-type="float" office:value="1.03417433312633" calcext:value-type="float">
            <text:p>1,034</text:p>
          </table:table-cell>
          <table:table-cell table:formula="of:=[.C4]/[.C$2]" office:value-type="float" office:value="1.00701973709808" calcext:value-type="float">
            <text:p>1,007</text:p>
          </table:table-cell>
          <table:table-cell table:formula="of:=[.D4]/[.D$2]" office:value-type="float" office:value="1.01907130052919" calcext:value-type="float">
            <text:p>1,019</text:p>
          </table:table-cell>
          <table:table-cell table:formula="of:=[.E4]/[.E$2]" office:value-type="float" office:value="1.00066152535238" calcext:value-type="float">
            <text:p>1,001</text:p>
          </table:table-cell>
          <table:table-cell table:formula="of:=[.F4]/[.F$2]" office:value-type="float" office:value="1.0044325604154" calcext:value-type="float">
            <text:p>1,004</text:p>
          </table:table-cell>
          <table:table-cell table:formula="of:=[.G4]/[.G$2]" office:value-type="float" office:value="0.946301133861672" calcext:value-type="float">
            <text:p>0,946</text:p>
          </table:table-cell>
          <table:table-cell table:formula="of:=[.H4]/[.H$2]" office:value-type="float" office:value="0.987208631576247" calcext:value-type="float">
            <text:p>0,987</text:p>
          </table:table-cell>
          <table:table-cell table:formula="of:=[.I4]/[.I$2]" office:value-type="float" office:value="0.953535195024854" calcext:value-type="float">
            <text:p>0,954</text:p>
          </table:table-cell>
          <table:table-cell table:formula="of:=[.J4]/[.J$2]" office:value-type="float" office:value="0.980749655331798" calcext:value-type="float">
            <text:p>0,981</text:p>
          </table:table-cell>
          <table:table-cell table:formula="of:=[.K4]/[.K$2]" office:value-type="float" office:value="0.987464750506048" calcext:value-type="float">
            <text:p>0,987</text:p>
          </table:table-cell>
          <table:table-cell table:formula="of:=[.L4]/[.L$2]" office:value-type="float" office:value="0.961219479982159" calcext:value-type="float">
            <text:p>0,961</text:p>
          </table:table-cell>
          <table:table-cell table:formula="of:=[.M4]/[.M$2]" office:value-type="float" office:value="0.999191008516249" calcext:value-type="float">
            <text:p>0,999</text:p>
          </table:table-cell>
          <table:table-cell table:formula="of:=[.N4]/[.N$2]" office:value-type="float" office:value="0.910666935417111" calcext:value-type="float">
            <text:p>0,911</text:p>
          </table:table-cell>
          <table:table-cell table:formula="of:=[.O4]/[.O$2]" office:value-type="float" office:value="0.976120752337968" calcext:value-type="float">
            <text:p>0,976</text:p>
          </table:table-cell>
          <table:table-cell table:formula="of:=[.P4]/[.P$2]" office:value-type="float" office:value="0.996007269065255" calcext:value-type="float">
            <text:p>0,996</text:p>
          </table:table-cell>
          <table:table-cell/>
          <table:table-cell office:value-type="float" office:value="1.09972299" calcext:value-type="float">
            <text:p>1,100</text:p>
          </table:table-cell>
          <table:table-cell table:formula="of:=AVERAGE([.G28:.P28])" office:value-type="float" office:value="0.969846481161936" calcext:value-type="float">
            <text:p>0,969846481161936</text:p>
          </table:table-cell>
          <table:table-cell table:formula="of:=AVERAGE([.B28:.F28])" office:value-type="float" office:value="1.01307189130428" calcext:value-type="float">
            <text:p>1,01307189130428</text:p>
          </table:table-cell>
          <table:table-cell table:number-columns-repeated="2"/>
        </table:table-row>
        <table:table-row table:style-name="ro1">
          <table:table-cell office:value-type="float" office:value="1.22437673" calcext:value-type="float">
            <text:p>1,224</text:p>
          </table:table-cell>
          <table:table-cell table:formula="of:=[.B5]/[.B$2]" office:value-type="float" office:value="1.06652868308757" calcext:value-type="float">
            <text:p>1,067</text:p>
          </table:table-cell>
          <table:table-cell table:formula="of:=[.C5]/[.C$2]" office:value-type="float" office:value="1.0124530686701" calcext:value-type="float">
            <text:p>1,012</text:p>
          </table:table-cell>
          <table:table-cell table:formula="of:=[.D5]/[.D$2]" office:value-type="float" office:value="1.03731706791898" calcext:value-type="float">
            <text:p>1,037</text:p>
          </table:table-cell>
          <table:table-cell table:formula="of:=[.E5]/[.E$2]" office:value-type="float" office:value="0.999544412193234" calcext:value-type="float">
            <text:p>1,000</text:p>
          </table:table-cell>
          <table:table-cell table:formula="of:=[.F5]/[.F$2]" office:value-type="float" office:value="1.2811407307978" calcext:value-type="float">
            <text:p>1,281</text:p>
          </table:table-cell>
          <table:table-cell table:formula="of:=[.G5]/[.G$2]" office:value-type="float" office:value="1.08610517673894" calcext:value-type="float">
            <text:p>1,086</text:p>
          </table:table-cell>
          <table:table-cell table:formula="of:=[.H5]/[.H$2]" office:value-type="float" office:value="1.00388932638245" calcext:value-type="float">
            <text:p>1,004</text:p>
          </table:table-cell>
          <table:table-cell table:formula="of:=[.I5]/[.I$2]" office:value-type="float" office:value="0.911998249028704" calcext:value-type="float">
            <text:p>0,912</text:p>
          </table:table-cell>
          <table:table-cell table:formula="of:=[.J5]/[.J$2]" office:value-type="float" office:value="0.949917446833708" calcext:value-type="float">
            <text:p>0,950</text:p>
          </table:table-cell>
          <table:table-cell table:formula="of:=[.K5]/[.K$2]" office:value-type="float" office:value="0.978787386945891" calcext:value-type="float">
            <text:p>0,979</text:p>
          </table:table-cell>
          <table:table-cell table:formula="of:=[.L5]/[.L$2]" office:value-type="float" office:value="0.923657736452833" calcext:value-type="float">
            <text:p>0,924</text:p>
          </table:table-cell>
          <table:table-cell table:formula="of:=[.M5]/[.M$2]" office:value-type="float" office:value="1.00592644960798" calcext:value-type="float">
            <text:p>1,006</text:p>
          </table:table-cell>
          <table:table-cell table:formula="of:=[.N5]/[.N$2]" office:value-type="float" office:value="0.951807552174043" calcext:value-type="float">
            <text:p>0,952</text:p>
          </table:table-cell>
          <table:table-cell table:formula="of:=[.O5]/[.O$2]" office:value-type="float" office:value="0.949879481662963" calcext:value-type="float">
            <text:p>0,950</text:p>
          </table:table-cell>
          <table:table-cell table:formula="of:=[.P5]/[.P$2]" office:value-type="float" office:value="0.991665000921997" calcext:value-type="float">
            <text:p>0,992</text:p>
          </table:table-cell>
          <table:table-cell/>
          <table:table-cell office:value-type="float" office:value="1.22437673" calcext:value-type="float">
            <text:p>1,224</text:p>
          </table:table-cell>
          <table:table-cell table:formula="of:=AVERAGE([.G29:.P29])" office:value-type="float" office:value="0.975363380674951" calcext:value-type="float">
            <text:p>0,975363380674951</text:p>
          </table:table-cell>
          <table:table-cell table:formula="of:=AVERAGE([.B29:.F29])" office:value-type="float" office:value="1.07939679253354" calcext:value-type="float">
            <text:p>1,07939679253354</text:p>
          </table:table-cell>
          <table:table-cell table:number-columns-repeated="2"/>
        </table:table-row>
        <table:table-row table:style-name="ro1">
          <table:table-cell office:value-type="float" office:value="1.39889197" calcext:value-type="float">
            <text:p>1,399</text:p>
          </table:table-cell>
          <table:table-cell table:formula="of:=[.B6]/[.B$2]" office:value-type="float" office:value="1.07219459510506" calcext:value-type="float">
            <text:p>1,072</text:p>
          </table:table-cell>
          <table:table-cell table:formula="of:=[.C6]/[.C$2]" office:value-type="float" office:value="1.01688086064897" calcext:value-type="float">
            <text:p>1,017</text:p>
          </table:table-cell>
          <table:table-cell table:formula="of:=[.D6]/[.D$2]" office:value-type="float" office:value="1.04984925891444" calcext:value-type="float">
            <text:p>1,050</text:p>
          </table:table-cell>
          <table:table-cell table:formula="of:=[.E6]/[.E$2]" office:value-type="float" office:value="0.995420527096172" calcext:value-type="float">
            <text:p>0,995</text:p>
          </table:table-cell>
          <table:table-cell table:formula="of:=[.F6]/[.F$2]" office:value-type="float" office:value="1.29597726270489" calcext:value-type="float">
            <text:p>1,296</text:p>
          </table:table-cell>
          <table:table-cell table:formula="of:=[.G6]/[.G$2]" office:value-type="float" office:value="0.780294965175989" calcext:value-type="float">
            <text:p>0,780</text:p>
          </table:table-cell>
          <table:table-cell table:formula="of:=[.H6]/[.H$2]" office:value-type="float" office:value="0.984985474240162" calcext:value-type="float">
            <text:p>0,985</text:p>
          </table:table-cell>
          <table:table-cell table:formula="of:=[.I6]/[.I$2]" office:value-type="float" office:value="0.860519392245478" calcext:value-type="float">
            <text:p>0,861</text:p>
          </table:table-cell>
          <table:table-cell table:formula="of:=[.J6]/[.J$2]" office:value-type="float" office:value="0.907149410785848" calcext:value-type="float">
            <text:p>0,907</text:p>
          </table:table-cell>
          <table:table-cell table:formula="of:=[.K6]/[.K$2]" office:value-type="float" office:value="0.958395451822995" calcext:value-type="float">
            <text:p>0,958</text:p>
          </table:table-cell>
          <table:table-cell table:formula="of:=[.L6]/[.L$2]" office:value-type="float" office:value="0.877934716001675" calcext:value-type="float">
            <text:p>0,878</text:p>
          </table:table-cell>
          <table:table-cell table:formula="of:=[.M6]/[.M$2]" office:value-type="float" office:value="1.00300113658168" calcext:value-type="float">
            <text:p>1,003</text:p>
          </table:table-cell>
          <table:table-cell table:formula="of:=[.N6]/[.N$2]" office:value-type="float" office:value="0.888199319551433" calcext:value-type="float">
            <text:p>0,888</text:p>
          </table:table-cell>
          <table:table-cell table:formula="of:=[.O6]/[.O$2]" office:value-type="float" office:value="0.907257803494618" calcext:value-type="float">
            <text:p>0,907</text:p>
          </table:table-cell>
          <table:table-cell table:formula="of:=[.P6]/[.P$2]" office:value-type="float" office:value="0.976367453833859" calcext:value-type="float">
            <text:p>0,976</text:p>
          </table:table-cell>
          <table:table-cell/>
          <table:table-cell office:value-type="float" office:value="1.39889197" calcext:value-type="float">
            <text:p>1,399</text:p>
          </table:table-cell>
          <table:table-cell table:formula="of:=AVERAGE([.G30:.P30])" office:value-type="float" office:value="0.914410512373374" calcext:value-type="float">
            <text:p>0,914410512373374</text:p>
          </table:table-cell>
          <table:table-cell table:formula="of:=AVERAGE([.B30:.F30])" office:value-type="float" office:value="1.08606450089391" calcext:value-type="float">
            <text:p>1,08606450089391</text:p>
          </table:table-cell>
          <table:table-cell table:number-columns-repeated="2"/>
        </table:table-row>
        <table:table-row table:style-name="ro1">
          <table:table-cell office:value-type="float" office:value="1.6232687" calcext:value-type="float">
            <text:p>1,623</text:p>
          </table:table-cell>
          <table:table-cell table:formula="of:=[.B7]/[.B$2]" office:value-type="float" office:value="1.08389393476508" calcext:value-type="float">
            <text:p>1,084</text:p>
          </table:table-cell>
          <table:table-cell table:formula="of:=[.C7]/[.C$2]" office:value-type="float" office:value="1.01537238881775" calcext:value-type="float">
            <text:p>1,015</text:p>
          </table:table-cell>
          <table:table-cell table:formula="of:=[.D7]/[.D$2]" office:value-type="float" office:value="1.06052270484929" calcext:value-type="float">
            <text:p>1,061</text:p>
          </table:table-cell>
          <table:table-cell table:formula="of:=[.E7]/[.E$2]" office:value-type="float" office:value="0.990013630931436" calcext:value-type="float">
            <text:p>0,990</text:p>
          </table:table-cell>
          <table:table-cell table:formula="of:=[.F7]/[.F$2]" office:value-type="float" office:value="1.43709761617402" calcext:value-type="float">
            <text:p>1,437</text:p>
          </table:table-cell>
          <table:table-cell table:formula="of:=[.G7]/[.G$2]" office:value-type="float" office:value="0.750689150717733" calcext:value-type="float">
            <text:p>0,751</text:p>
          </table:table-cell>
          <table:table-cell table:formula="of:=[.H7]/[.H$2]" office:value-type="float" office:value="0.972163777605758" calcext:value-type="float">
            <text:p>0,972</text:p>
          </table:table-cell>
          <table:table-cell table:formula="of:=[.I7]/[.I$2]" office:value-type="float" office:value="0.795686850020963" calcext:value-type="float">
            <text:p>0,796</text:p>
          </table:table-cell>
          <table:table-cell table:formula="of:=[.J7]/[.J$2]" office:value-type="float" office:value="0.850372151173721" calcext:value-type="float">
            <text:p>0,850</text:p>
          </table:table-cell>
          <table:table-cell table:formula="of:=[.K7]/[.K$2]" office:value-type="float" office:value="0.932916397346532" calcext:value-type="float">
            <text:p>0,933</text:p>
          </table:table-cell>
          <table:table-cell table:formula="of:=[.L7]/[.L$2]" office:value-type="float" office:value="0.780836005117856" calcext:value-type="float">
            <text:p>0,781</text:p>
          </table:table-cell>
          <table:table-cell table:formula="of:=[.M7]/[.M$2]" office:value-type="float" office:value="0.977535773145227" calcext:value-type="float">
            <text:p>0,978</text:p>
          </table:table-cell>
          <table:table-cell table:formula="of:=[.N7]/[.N$2]" office:value-type="float" office:value="0.758902676337659" calcext:value-type="float">
            <text:p>0,759</text:p>
          </table:table-cell>
          <table:table-cell table:formula="of:=[.O7]/[.O$2]" office:value-type="float" office:value="0.844076396111768" calcext:value-type="float">
            <text:p>0,844</text:p>
          </table:table-cell>
          <table:table-cell table:formula="of:=[.P7]/[.P$2]" office:value-type="float" office:value="0.94946297825439" calcext:value-type="float">
            <text:p>0,949</text:p>
          </table:table-cell>
          <table:table-cell/>
          <table:table-cell office:value-type="float" office:value="1.6232687" calcext:value-type="float">
            <text:p>1,623</text:p>
          </table:table-cell>
          <table:table-cell table:formula="of:=AVERAGE([.G31:.P31])" office:value-type="float" office:value="0.861264215583161" calcext:value-type="float">
            <text:p>0,861264215583161</text:p>
          </table:table-cell>
          <table:table-cell table:formula="of:=AVERAGE([.B31:.F31])" office:value-type="float" office:value="1.11738005510752" calcext:value-type="float">
            <text:p>1,11738005510752</text:p>
          </table:table-cell>
          <table:table-cell table:number-columns-repeated="2"/>
        </table:table-row>
        <table:table-row table:style-name="ro1">
          <table:table-cell office:value-type="float" office:value="1.89750693" calcext:value-type="float">
            <text:p>1,898</text:p>
          </table:table-cell>
          <table:table-cell table:formula="of:=[.B8]/[.B$2]" office:value-type="float" office:value="1.1090290545073" calcext:value-type="float">
            <text:p>1,109</text:p>
          </table:table-cell>
          <table:table-cell table:formula="of:=[.C8]/[.C$2]" office:value-type="float" office:value="1.01220491540197" calcext:value-type="float">
            <text:p>1,012</text:p>
          </table:table-cell>
          <table:table-cell table:formula="of:=[.D8]/[.D$2]" office:value-type="float" office:value="1.06326414177143" calcext:value-type="float">
            <text:p>1,063</text:p>
          </table:table-cell>
          <table:table-cell table:formula="of:=[.E8]/[.E$2]" office:value-type="float" office:value="0.981040520199582" calcext:value-type="float">
            <text:p>0,981</text:p>
          </table:table-cell>
          <table:table-cell table:formula="of:=[.F8]/[.F$2]" office:value-type="float" office:value="1.40646655860467" calcext:value-type="float">
            <text:p>1,406</text:p>
          </table:table-cell>
          <table:table-cell table:formula="of:=[.G8]/[.G$2]" office:value-type="float" office:value="0.642968015085181" calcext:value-type="float">
            <text:p>0,643</text:p>
          </table:table-cell>
          <table:table-cell table:formula="of:=[.H8]/[.H$2]" office:value-type="float" office:value="0.953483689965032" calcext:value-type="float">
            <text:p>0,953</text:p>
          </table:table-cell>
          <table:table-cell table:formula="of:=[.I8]/[.I$2]" office:value-type="float" office:value="0.744598495240335" calcext:value-type="float">
            <text:p>0,745</text:p>
          </table:table-cell>
          <table:table-cell table:formula="of:=[.J8]/[.J$2]" office:value-type="float" office:value="0.776833989090292" calcext:value-type="float">
            <text:p>0,777</text:p>
          </table:table-cell>
          <table:table-cell table:formula="of:=[.K8]/[.K$2]" office:value-type="float" office:value="0.898761539613895" calcext:value-type="float">
            <text:p>0,899</text:p>
          </table:table-cell>
          <table:table-cell table:formula="of:=[.L8]/[.L$2]" office:value-type="float" office:value="0.690372974084176" calcext:value-type="float">
            <text:p>0,690</text:p>
          </table:table-cell>
          <table:table-cell table:formula="of:=[.M8]/[.M$2]" office:value-type="float" office:value="0.932936486488315" calcext:value-type="float">
            <text:p>0,933</text:p>
          </table:table-cell>
          <table:table-cell table:formula="of:=[.N8]/[.N$2]" office:value-type="float" office:value="0.694374960074589" calcext:value-type="float">
            <text:p>0,694</text:p>
          </table:table-cell>
          <table:table-cell table:formula="of:=[.O8]/[.O$2]" office:value-type="float" office:value="0.755243783196146" calcext:value-type="float">
            <text:p>0,755</text:p>
          </table:table-cell>
          <table:table-cell table:formula="of:=[.P8]/[.P$2]" office:value-type="float" office:value="0.912892377154431" calcext:value-type="float">
            <text:p>0,913</text:p>
          </table:table-cell>
          <table:table-cell/>
          <table:table-cell office:value-type="float" office:value="1.89750693" calcext:value-type="float">
            <text:p>1,898</text:p>
          </table:table-cell>
          <table:table-cell table:formula="of:=AVERAGE([.G32:.P32])" office:value-type="float" office:value="0.800246630999239" calcext:value-type="float">
            <text:p>0,800246630999239</text:p>
          </table:table-cell>
          <table:table-cell table:formula="of:=AVERAGE([.B32:.F32])" office:value-type="float" office:value="1.11440103809699" calcext:value-type="float">
            <text:p>1,11440103809699</text:p>
          </table:table-cell>
          <table:table-cell table:number-columns-repeated="2"/>
        </table:table-row>
        <table:table-row table:style-name="ro1">
          <table:table-cell office:value-type="float" office:value="2.22160665" calcext:value-type="float">
            <text:p>2,222</text:p>
          </table:table-cell>
          <table:table-cell table:formula="of:=[.B9]/[.B$2]" office:value-type="float" office:value="1.11049052968276" calcext:value-type="float">
            <text:p>1,110</text:p>
          </table:table-cell>
          <table:table-cell table:formula="of:=[.C9]/[.C$2]" office:value-type="float" office:value="1.00077113651959" calcext:value-type="float">
            <text:p>1,001</text:p>
          </table:table-cell>
          <table:table-cell table:formula="of:=[.D9]/[.D$2]" office:value-type="float" office:value="1.05468633502421" calcext:value-type="float">
            <text:p>1,055</text:p>
          </table:table-cell>
          <table:table-cell table:formula="of:=[.E9]/[.E$2]" office:value-type="float" office:value="0.970014811415705" calcext:value-type="float">
            <text:p>0,970</text:p>
          </table:table-cell>
          <table:table-cell table:formula="of:=[.F9]/[.F$2]" office:value-type="float" office:value="1.12611559947835" calcext:value-type="float">
            <text:p>1,126</text:p>
          </table:table-cell>
          <table:table-cell table:formula="of:=[.G9]/[.G$2]" office:value-type="float" office:value="0.49423648212488" calcext:value-type="float">
            <text:p>0,494</text:p>
          </table:table-cell>
          <table:table-cell table:formula="of:=[.H9]/[.H$2]" office:value-type="float" office:value="0.875312200905291" calcext:value-type="float">
            <text:p>0,875</text:p>
          </table:table-cell>
          <table:table-cell table:formula="of:=[.I9]/[.I$2]" office:value-type="float" office:value="0.632739828076321" calcext:value-type="float">
            <text:p>0,633</text:p>
          </table:table-cell>
          <table:table-cell table:formula="of:=[.J9]/[.J$2]" office:value-type="float" office:value="0.700199569868159" calcext:value-type="float">
            <text:p>0,700</text:p>
          </table:table-cell>
          <table:table-cell table:formula="of:=[.K9]/[.K$2]" office:value-type="float" office:value="0.86070212798015" calcext:value-type="float">
            <text:p>0,861</text:p>
          </table:table-cell>
          <table:table-cell table:formula="of:=[.L9]/[.L$2]" office:value-type="float" office:value="0.54357500466083" calcext:value-type="float">
            <text:p>0,544</text:p>
          </table:table-cell>
          <table:table-cell table:formula="of:=[.M9]/[.M$2]" office:value-type="float" office:value="0.874815270949045" calcext:value-type="float">
            <text:p>0,875</text:p>
          </table:table-cell>
          <table:table-cell table:formula="of:=[.N9]/[.N$2]" office:value-type="float" office:value="0.539145259292273" calcext:value-type="float">
            <text:p>0,539</text:p>
          </table:table-cell>
          <table:table-cell table:formula="of:=[.O9]/[.O$2]" office:value-type="float" office:value="0.663524500231349" calcext:value-type="float">
            <text:p>0,664</text:p>
          </table:table-cell>
          <table:table-cell table:formula="of:=[.P9]/[.P$2]" office:value-type="float" office:value="0.870308216211749" calcext:value-type="float">
            <text:p>0,870</text:p>
          </table:table-cell>
          <table:table-cell/>
          <table:table-cell office:value-type="float" office:value="2.22160665" calcext:value-type="float">
            <text:p>2,222</text:p>
          </table:table-cell>
          <table:table-cell table:formula="of:=AVERAGE([.G33:.P33])" office:value-type="float" office:value="0.705455846030005" calcext:value-type="float">
            <text:p>0,705455846030005</text:p>
          </table:table-cell>
          <table:table-cell table:formula="of:=AVERAGE([.B33:.F33])" office:value-type="float" office:value="1.05241568242412" calcext:value-type="float">
            <text:p>1,05241568242412</text:p>
          </table:table-cell>
          <table:table-cell table:number-columns-repeated="2"/>
        </table:table-row>
        <table:table-row table:style-name="ro1">
          <table:table-cell office:value-type="float" office:value="2.59556787" calcext:value-type="float">
            <text:p>2,596</text:p>
          </table:table-cell>
          <table:table-cell table:formula="of:=[.B10]/[.B$2]" office:value-type="float" office:value="1.07882378761644" calcext:value-type="float">
            <text:p>1,079</text:p>
          </table:table-cell>
          <table:table-cell table:formula="of:=[.C10]/[.C$2]" office:value-type="float" office:value="0.98633734420043" calcext:value-type="float">
            <text:p>0,986</text:p>
          </table:table-cell>
          <table:table-cell table:formula="of:=[.D10]/[.D$2]" office:value-type="float" office:value="1.03877450410702" calcext:value-type="float">
            <text:p>1,039</text:p>
          </table:table-cell>
          <table:table-cell table:formula="of:=[.E10]/[.E$2]" office:value-type="float" office:value="0.956446899471684" calcext:value-type="float">
            <text:p>0,956</text:p>
          </table:table-cell>
          <table:table-cell table:formula="of:=[.F10]/[.F$2]" office:value-type="float" office:value="0.996286101245731" calcext:value-type="float">
            <text:p>0,996</text:p>
          </table:table-cell>
          <table:table-cell table:formula="of:=[.G10]/[.G$2]" office:value-type="float" office:value="0.265459795129916" calcext:value-type="float">
            <text:p>0,265</text:p>
          </table:table-cell>
          <table:table-cell table:formula="of:=[.H10]/[.H$2]" office:value-type="float" office:value="0.813230468231497" calcext:value-type="float">
            <text:p>0,813</text:p>
          </table:table-cell>
          <table:table-cell table:formula="of:=[.I10]/[.I$2]" office:value-type="float" office:value="0.550052551012147" calcext:value-type="float">
            <text:p>0,550</text:p>
          </table:table-cell>
          <table:table-cell table:formula="of:=[.J10]/[.J$2]" office:value-type="float" office:value="0.611422922329247" calcext:value-type="float">
            <text:p>0,611</text:p>
          </table:table-cell>
          <table:table-cell table:formula="of:=[.K10]/[.K$2]" office:value-type="float" office:value="0.817345676975718" calcext:value-type="float">
            <text:p>0,817</text:p>
          </table:table-cell>
          <table:table-cell table:formula="of:=[.L10]/[.L$2]" office:value-type="float" office:value="0.434820144154579" calcext:value-type="float">
            <text:p>0,435</text:p>
          </table:table-cell>
          <table:table-cell table:formula="of:=[.M10]/[.M$2]" office:value-type="float" office:value="0.807795020479238" calcext:value-type="float">
            <text:p>0,808</text:p>
          </table:table-cell>
          <table:table-cell table:formula="of:=[.N10]/[.N$2]" office:value-type="float" office:value="0.517776470447908" calcext:value-type="float">
            <text:p>0,518</text:p>
          </table:table-cell>
          <table:table-cell table:formula="of:=[.O10]/[.O$2]" office:value-type="float" office:value="0.561501582116267" calcext:value-type="float">
            <text:p>0,562</text:p>
          </table:table-cell>
          <table:table-cell table:formula="of:=[.P10]/[.P$2]" office:value-type="float" office:value="0.815409849300625" calcext:value-type="float">
            <text:p>0,815</text:p>
          </table:table-cell>
          <table:table-cell/>
          <table:table-cell office:value-type="float" office:value="2.59556787" calcext:value-type="float">
            <text:p>2,596</text:p>
          </table:table-cell>
          <table:table-cell table:formula="of:=AVERAGE([.G34:.P34])" office:value-type="float" office:value="0.619481448017714" calcext:value-type="float">
            <text:p>0,619481448017714</text:p>
          </table:table-cell>
          <table:table-cell table:formula="of:=AVERAGE([.B34:.F34])" office:value-type="float" office:value="1.01133372732826" calcext:value-type="float">
            <text:p>1,01133372732826</text:p>
          </table:table-cell>
          <table:table-cell table:number-columns-repeated="2"/>
        </table:table-row>
        <table:table-row table:style-name="ro1">
          <table:table-cell office:value-type="float" office:value="3.01939058" calcext:value-type="float">
            <text:p>3,019</text:p>
          </table:table-cell>
          <table:table-cell table:formula="of:=[.B11]/[.B$2]" office:value-type="float" office:value="1.07305516258493" calcext:value-type="float">
            <text:p>1,073</text:p>
          </table:table-cell>
          <table:table-cell table:formula="of:=[.C11]/[.C$2]" office:value-type="float" office:value="0.969744461740302" calcext:value-type="float">
            <text:p>0,970</text:p>
          </table:table-cell>
          <table:table-cell table:formula="of:=[.D11]/[.D$2]" office:value-type="float" office:value="1.02235512073504" calcext:value-type="float">
            <text:p>1,022</text:p>
          </table:table-cell>
          <table:table-cell table:formula="of:=[.E11]/[.E$2]" office:value-type="float" office:value="0.939866815239842" calcext:value-type="float">
            <text:p>0,940</text:p>
          </table:table-cell>
          <table:table-cell table:formula="of:=[.F11]/[.F$2]" office:value-type="float" office:value="0.426542502879024" calcext:value-type="float">
            <text:p>0,427</text:p>
          </table:table-cell>
          <table:table-cell table:formula="of:=[.G11]/[.G$2]" office:value-type="float" office:value="0.0651613084812339" calcext:value-type="float">
            <text:p>0,065</text:p>
          </table:table-cell>
          <table:table-cell table:formula="of:=[.H11]/[.H$2]" office:value-type="float" office:value="0.763264265182029" calcext:value-type="float">
            <text:p>0,763</text:p>
          </table:table-cell>
          <table:table-cell table:formula="of:=[.I11]/[.I$2]" office:value-type="float" office:value="0.504128330422892" calcext:value-type="float">
            <text:p>0,504</text:p>
          </table:table-cell>
          <table:table-cell table:formula="of:=[.J11]/[.J$2]" office:value-type="float" office:value="0.522081526029429" calcext:value-type="float">
            <text:p>0,522</text:p>
          </table:table-cell>
          <table:table-cell table:formula="of:=[.K11]/[.K$2]" office:value-type="float" office:value="0.765692401096617" calcext:value-type="float">
            <text:p>0,766</text:p>
          </table:table-cell>
          <table:table-cell table:formula="of:=[.L11]/[.L$2]" office:value-type="float" office:value="0.30753263793045" calcext:value-type="float">
            <text:p>0,308</text:p>
          </table:table-cell>
          <table:table-cell table:formula="of:=[.M11]/[.M$2]" office:value-type="float" office:value="0.723980926103761" calcext:value-type="float">
            <text:p>0,724</text:p>
          </table:table-cell>
          <table:table-cell table:formula="of:=[.N11]/[.N$2]" office:value-type="float" office:value="0.45040044262122" calcext:value-type="float">
            <text:p>0,450</text:p>
          </table:table-cell>
          <table:table-cell table:formula="of:=[.O11]/[.O$2]" office:value-type="float" office:value="0.456174748235009" calcext:value-type="float">
            <text:p>0,456</text:p>
          </table:table-cell>
          <table:table-cell table:formula="of:=[.P11]/[.P$2]" office:value-type="float" office:value="0.75584640687855" calcext:value-type="float">
            <text:p>0,756</text:p>
          </table:table-cell>
          <table:table-cell/>
          <table:table-cell office:value-type="float" office:value="3.01939058" calcext:value-type="float">
            <text:p>3,019</text:p>
          </table:table-cell>
          <table:table-cell table:formula="of:=AVERAGE([.G35:.P35])" office:value-type="float" office:value="0.531426299298119" calcext:value-type="float">
            <text:p>0,531426299298119</text:p>
          </table:table-cell>
          <table:table-cell table:formula="of:=AVERAGE([.B35:.F35])" office:value-type="float" office:value="0.886312812635828" calcext:value-type="float">
            <text:p>0,886312812635828</text:p>
          </table:table-cell>
          <table:table-cell table:number-columns-repeated="2"/>
        </table:table-row>
        <table:table-row table:style-name="ro1">
          <table:table-cell office:value-type="float" office:value="3.49307479" calcext:value-type="float">
            <text:p>3,493</text:p>
          </table:table-cell>
          <table:table-cell table:formula="of:=[.B12]/[.B$2]" office:value-type="float" office:value="1.05185980692585" calcext:value-type="float">
            <text:p>1,052</text:p>
          </table:table-cell>
          <table:table-cell table:formula="of:=[.C12]/[.C$2]" office:value-type="float" office:value="0.949025624616061" calcext:value-type="float">
            <text:p>0,949</text:p>
          </table:table-cell>
          <table:table-cell table:formula="of:=[.D12]/[.D$2]" office:value-type="float" office:value="0.995426478017977" calcext:value-type="float">
            <text:p>0,995</text:p>
          </table:table-cell>
          <table:table-cell table:formula="of:=[.E12]/[.E$2]" office:value-type="float" office:value="0.922460358398823" calcext:value-type="float">
            <text:p>0,922</text:p>
          </table:table-cell>
          <table:table-cell table:formula="of:=[.F12]/[.F$2]" office:value-type="float" office:value="0.614683127815011" calcext:value-type="float">
            <text:p>0,615</text:p>
          </table:table-cell>
          <table:table-cell table:formula="of:=[.G12]/[.G$2]" office:value-type="float" office:value="0.127153822208933" calcext:value-type="float">
            <text:p>0,127</text:p>
          </table:table-cell>
          <table:table-cell table:formula="of:=[.H12]/[.H$2]" office:value-type="float" office:value="0.686621086737451" calcext:value-type="float">
            <text:p>0,687</text:p>
          </table:table-cell>
          <table:table-cell table:formula="of:=[.I12]/[.I$2]" office:value-type="float" office:value="0.405271321285755" calcext:value-type="float">
            <text:p>0,405</text:p>
          </table:table-cell>
          <table:table-cell table:formula="of:=[.J12]/[.J$2]" office:value-type="float" office:value="0.431681360401554" calcext:value-type="float">
            <text:p>0,432</text:p>
          </table:table-cell>
          <table:table-cell table:formula="of:=[.K12]/[.K$2]" office:value-type="float" office:value="0.71404117001687" calcext:value-type="float">
            <text:p>0,714</text:p>
          </table:table-cell>
          <table:table-cell table:formula="of:=[.L12]/[.L$2]" office:value-type="float" office:value="0.226280822293071" calcext:value-type="float">
            <text:p>0,226</text:p>
          </table:table-cell>
          <table:table-cell table:formula="of:=[.M12]/[.M$2]" office:value-type="float" office:value="0.64395990508546" calcext:value-type="float">
            <text:p>0,644</text:p>
          </table:table-cell>
          <table:table-cell table:formula="of:=[.N12]/[.N$2]" office:value-type="float" office:value="0.503646916574025" calcext:value-type="float">
            <text:p>0,504</text:p>
          </table:table-cell>
          <table:table-cell table:formula="of:=[.O12]/[.O$2]" office:value-type="float" office:value="0.372250538604863" calcext:value-type="float">
            <text:p>0,372</text:p>
          </table:table-cell>
          <table:table-cell table:formula="of:=[.P12]/[.P$2]" office:value-type="float" office:value="0.688300000980917" calcext:value-type="float">
            <text:p>0,688</text:p>
          </table:table-cell>
          <table:table-cell/>
          <table:table-cell office:value-type="float" office:value="3.49307479" calcext:value-type="float">
            <text:p>3,493</text:p>
          </table:table-cell>
          <table:table-cell table:formula="of:=AVERAGE([.G36:.P36])" office:value-type="float" office:value="0.47992069441889" calcext:value-type="float">
            <text:p>0,47992069441889</text:p>
          </table:table-cell>
          <table:table-cell table:formula="of:=AVERAGE([.B36:.F36])" office:value-type="float" office:value="0.906691079154745" calcext:value-type="float">
            <text:p>0,906691079154745</text:p>
          </table:table-cell>
          <table:table-cell table:number-columns-repeated="2"/>
        </table:table-row>
        <table:table-row table:style-name="ro1">
          <table:table-cell office:value-type="float" office:value="4.0166205" calcext:value-type="float">
            <text:p>4,017</text:p>
          </table:table-cell>
          <table:table-cell table:formula="of:=[.B13]/[.B$2]" office:value-type="float" office:value="1.02281729728025" calcext:value-type="float">
            <text:p>1,023</text:p>
          </table:table-cell>
          <table:table-cell table:formula="of:=[.C13]/[.C$2]" office:value-type="float" office:value="0.924841488110612" calcext:value-type="float">
            <text:p>0,925</text:p>
          </table:table-cell>
          <table:table-cell table:formula="of:=[.D13]/[.D$2]" office:value-type="float" office:value="0.96905440416909" calcext:value-type="float">
            <text:p>0,969</text:p>
          </table:table-cell>
          <table:table-cell table:formula="of:=[.E13]/[.E$2]" office:value-type="float" office:value="0.903739306498188" calcext:value-type="float">
            <text:p>0,904</text:p>
          </table:table-cell>
          <table:table-cell table:formula="of:=[.F13]/[.F$2]" office:value-type="float" office:value="0.294255591543796" calcext:value-type="float">
            <text:p>0,294</text:p>
          </table:table-cell>
          <table:table-cell table:formula="of:=[.G13]/[.G$2]" office:value-type="float" office:value="0.0215348766947021" calcext:value-type="float">
            <text:p>0,022</text:p>
          </table:table-cell>
          <table:table-cell table:formula="of:=[.H13]/[.H$2]" office:value-type="float" office:value="0.596851646132528" calcext:value-type="float">
            <text:p>0,597</text:p>
          </table:table-cell>
          <table:table-cell table:formula="of:=[.I13]/[.I$2]" office:value-type="float" office:value="0.384464214559685" calcext:value-type="float">
            <text:p>0,384</text:p>
          </table:table-cell>
          <table:table-cell table:formula="of:=[.J13]/[.J$2]" office:value-type="float" office:value="0.357611298765973" calcext:value-type="float">
            <text:p>0,358</text:p>
          </table:table-cell>
          <table:table-cell table:formula="of:=[.K13]/[.K$2]" office:value-type="float" office:value="0.655544603056635" calcext:value-type="float">
            <text:p>0,656</text:p>
          </table:table-cell>
          <table:table-cell table:formula="of:=[.L13]/[.L$2]" office:value-type="float" office:value="0.113115024862739" calcext:value-type="float">
            <text:p>0,113</text:p>
          </table:table-cell>
          <table:table-cell table:formula="of:=[.M13]/[.M$2]" office:value-type="float" office:value="0.558995979483935" calcext:value-type="float">
            <text:p>0,559</text:p>
          </table:table-cell>
          <table:table-cell table:formula="of:=[.N13]/[.N$2]" office:value-type="float" office:value="0.344603075085052" calcext:value-type="float">
            <text:p>0,345</text:p>
          </table:table-cell>
          <table:table-cell table:formula="of:=[.O13]/[.O$2]" office:value-type="float" office:value="0.293709738993544" calcext:value-type="float">
            <text:p>0,294</text:p>
          </table:table-cell>
          <table:table-cell table:formula="of:=[.P13]/[.P$2]" office:value-type="float" office:value="0.622434029714839" calcext:value-type="float">
            <text:p>0,622</text:p>
          </table:table-cell>
          <table:table-cell/>
          <table:table-cell office:value-type="float" office:value="4.0166205" calcext:value-type="float">
            <text:p>4,017</text:p>
          </table:table-cell>
          <table:table-cell table:formula="of:=AVERAGE([.G37:.P37])" office:value-type="float" office:value="0.394886448734963" calcext:value-type="float">
            <text:p>0,394886448734963</text:p>
          </table:table-cell>
          <table:table-cell table:formula="of:=AVERAGE([.B37:.F37])" office:value-type="float" office:value="0.822941617520387" calcext:value-type="float">
            <text:p>0,822941617520387</text:p>
          </table:table-cell>
          <table:table-cell table:number-columns-repeated="2"/>
        </table:table-row>
        <table:table-row table:style-name="ro1">
          <table:table-cell office:value-type="float" office:value="4.5900277" calcext:value-type="float">
            <text:p>4,590</text:p>
          </table:table-cell>
          <table:table-cell table:formula="of:=[.B14]/[.B$2]" office:value-type="float" office:value="0.996594020326344" calcext:value-type="float">
            <text:p>0,997</text:p>
          </table:table-cell>
          <table:table-cell table:formula="of:=[.C14]/[.C$2]" office:value-type="float" office:value="0.901010147771631" calcext:value-type="float">
            <text:p>0,901</text:p>
          </table:table-cell>
          <table:table-cell table:formula="of:=[.D14]/[.D$2]" office:value-type="float" office:value="0.935401209767405" calcext:value-type="float">
            <text:p>0,935</text:p>
          </table:table-cell>
          <table:table-cell table:formula="of:=[.E14]/[.E$2]" office:value-type="float" office:value="0.885261910540356" calcext:value-type="float">
            <text:p>0,885</text:p>
          </table:table-cell>
          <table:table-cell table:formula="of:=[.F14]/[.F$2]" office:value-type="float" office:value="0.241343001183301" calcext:value-type="float">
            <text:p>0,241</text:p>
          </table:table-cell>
          <table:table-cell table:formula="of:=[.G14]/[.G$2]" office:value-type="float" office:value="-0.0910118464834404" calcext:value-type="float">
            <text:p>-0,091</text:p>
          </table:table-cell>
          <table:table-cell table:formula="of:=[.H14]/[.H$2]" office:value-type="float" office:value="0.517214434092339" calcext:value-type="float">
            <text:p>0,517</text:p>
          </table:table-cell>
          <table:table-cell table:formula="of:=[.I14]/[.I$2]" office:value-type="float" office:value="0.342756372724854" calcext:value-type="float">
            <text:p>0,343</text:p>
          </table:table-cell>
          <table:table-cell table:formula="of:=[.J14]/[.J$2]" office:value-type="float" office:value="0.292552656801789" calcext:value-type="float">
            <text:p>0,293</text:p>
          </table:table-cell>
          <table:table-cell table:formula="of:=[.K14]/[.K$2]" office:value-type="float" office:value="0.597496634936461" calcext:value-type="float">
            <text:p>0,597</text:p>
          </table:table-cell>
          <table:table-cell table:formula="of:=[.L14]/[.L$2]" office:value-type="float" office:value="0.0664143895599922" calcext:value-type="float">
            <text:p>0,066</text:p>
          </table:table-cell>
          <table:table-cell table:formula="of:=[.M14]/[.M$2]" office:value-type="float" office:value="0.478473115008241" calcext:value-type="float">
            <text:p>0,478</text:p>
          </table:table-cell>
          <table:table-cell table:formula="of:=[.N14]/[.N$2]" office:value-type="float" office:value="0.21889138719638" calcext:value-type="float">
            <text:p>0,219</text:p>
          </table:table-cell>
          <table:table-cell table:formula="of:=[.O14]/[.O$2]" office:value-type="float" office:value="0.233626347887314" calcext:value-type="float">
            <text:p>0,234</text:p>
          </table:table-cell>
          <table:table-cell table:formula="of:=[.P14]/[.P$2]" office:value-type="float" office:value="0.551292666939575" calcext:value-type="float">
            <text:p>0,551</text:p>
          </table:table-cell>
          <table:table-cell/>
          <table:table-cell office:value-type="float" office:value="4.5900277" calcext:value-type="float">
            <text:p>4,590</text:p>
          </table:table-cell>
          <table:table-cell table:formula="of:=AVERAGE([.G38:.P38])" office:value-type="float" office:value="0.320770615866351" calcext:value-type="float">
            <text:p>0,320770615866351</text:p>
          </table:table-cell>
          <table:table-cell table:formula="of:=AVERAGE([.B38:.F38])" office:value-type="float" office:value="0.791922057917807" calcext:value-type="float">
            <text:p>0,791922057917807</text:p>
          </table:table-cell>
          <table:table-cell table:number-columns-repeated="2"/>
        </table:table-row>
        <table:table-row table:style-name="ro1">
          <table:table-cell office:value-type="float" office:value="5.2132964" calcext:value-type="float">
            <text:p>5,213</text:p>
          </table:table-cell>
          <table:table-cell table:formula="of:=[.B15]/[.B$2]" office:value-type="float" office:value="0.955887019224765" calcext:value-type="float">
            <text:p>0,956</text:p>
          </table:table-cell>
          <table:table-cell table:formula="of:=[.C15]/[.C$2]" office:value-type="float" office:value="0.873150025269303" calcext:value-type="float">
            <text:p>0,873</text:p>
          </table:table-cell>
          <table:table-cell table:formula="of:=[.D15]/[.D$2]" office:value-type="float" office:value="0.900468860089611" calcext:value-type="float">
            <text:p>0,900</text:p>
          </table:table-cell>
          <table:table-cell table:formula="of:=[.E15]/[.E$2]" office:value-type="float" office:value="0.862807415338546" calcext:value-type="float">
            <text:p>0,863</text:p>
          </table:table-cell>
          <table:table-cell table:formula="of:=[.F15]/[.F$2]" office:value-type="float" office:value="1.1488994996359" calcext:value-type="float">
            <text:p>1,149</text:p>
          </table:table-cell>
          <table:table-cell table:formula="of:=[.G15]/[.G$2]" office:value-type="float" office:value="-0.147168733163864" calcext:value-type="float">
            <text:p>-0,147</text:p>
          </table:table-cell>
          <table:table-cell table:formula="of:=[.H15]/[.H$2]" office:value-type="float" office:value="0.400036757476359" calcext:value-type="float">
            <text:p>0,400</text:p>
          </table:table-cell>
          <table:table-cell table:formula="of:=[.I15]/[.I$2]" office:value-type="float" office:value="0.348511613112408" calcext:value-type="float">
            <text:p>0,349</text:p>
          </table:table-cell>
          <table:table-cell table:formula="of:=[.J15]/[.J$2]" office:value-type="float" office:value="0.238715050916788" calcext:value-type="float">
            <text:p>0,239</text:p>
          </table:table-cell>
          <table:table-cell table:formula="of:=[.K15]/[.K$2]" office:value-type="float" office:value="0.540571353219047" calcext:value-type="float">
            <text:p>0,541</text:p>
          </table:table-cell>
          <table:table-cell table:formula="of:=[.L15]/[.L$2]" office:value-type="float" office:value="0.0670579784820931" calcext:value-type="float">
            <text:p>0,067</text:p>
          </table:table-cell>
          <table:table-cell table:formula="of:=[.M15]/[.M$2]" office:value-type="float" office:value="0.404412200645276" calcext:value-type="float">
            <text:p>0,404</text:p>
          </table:table-cell>
          <table:table-cell table:formula="of:=[.N15]/[.N$2]" office:value-type="float" office:value="0.270600931382267" calcext:value-type="float">
            <text:p>0,271</text:p>
          </table:table-cell>
          <table:table-cell table:formula="of:=[.O15]/[.O$2]" office:value-type="float" office:value="0.1894324865641" calcext:value-type="float">
            <text:p>0,189</text:p>
          </table:table-cell>
          <table:table-cell table:formula="of:=[.P15]/[.P$2]" office:value-type="float" office:value="0.485049304346895" calcext:value-type="float">
            <text:p>0,485</text:p>
          </table:table-cell>
          <table:table-cell/>
          <table:table-cell office:value-type="float" office:value="5.2132964" calcext:value-type="float">
            <text:p>5,213</text:p>
          </table:table-cell>
          <table:table-cell table:formula="of:=AVERAGE([.G39:.P39])" office:value-type="float" office:value="0.279721894298137" calcext:value-type="float">
            <text:p>0,279721894298137</text:p>
          </table:table-cell>
          <table:table-cell table:formula="of:=AVERAGE([.B39:.F39])" office:value-type="float" office:value="0.948242563911625" calcext:value-type="float">
            <text:p>0,948242563911625</text:p>
          </table:table-cell>
          <table:table-cell table:number-columns-repeated="2"/>
        </table:table-row>
        <table:table-row table:style-name="ro1">
          <table:table-cell office:value-type="float" office:value="5.88642659" calcext:value-type="float">
            <text:p>5,886</text:p>
          </table:table-cell>
          <table:table-cell table:formula="of:=[.B16]/[.B$2]" office:value-type="float" office:value="0.916313767091916" calcext:value-type="float">
            <text:p>0,916</text:p>
          </table:table-cell>
          <table:table-cell table:formula="of:=[.C16]/[.C$2]" office:value-type="float" office:value="0.847454689826637" calcext:value-type="float">
            <text:p>0,847</text:p>
          </table:table-cell>
          <table:table-cell table:formula="of:=[.D16]/[.D$2]" office:value-type="float" office:value="0.864897913843536" calcext:value-type="float">
            <text:p>0,865</text:p>
          </table:table-cell>
          <table:table-cell table:formula="of:=[.E16]/[.E$2]" office:value-type="float" office:value="0.841227614320385" calcext:value-type="float">
            <text:p>0,841</text:p>
          </table:table-cell>
          <table:table-cell table:formula="of:=[.F16]/[.F$2]" office:value-type="float" office:value="1.05843032365815" calcext:value-type="float">
            <text:p>1,058</text:p>
          </table:table-cell>
          <table:table-cell table:formula="of:=[.G16]/[.G$2]" office:value-type="float" office:value="-0.197641949273916" calcext:value-type="float">
            <text:p>-0,198</text:p>
          </table:table-cell>
          <table:table-cell table:formula="of:=[.H16]/[.H$2]" office:value-type="float" office:value="0.328831930404852" calcext:value-type="float">
            <text:p>0,329</text:p>
          </table:table-cell>
          <table:table-cell table:formula="of:=[.I16]/[.I$2]" office:value-type="float" office:value="0.301886855361288" calcext:value-type="float">
            <text:p>0,302</text:p>
          </table:table-cell>
          <table:table-cell table:formula="of:=[.J16]/[.J$2]" office:value-type="float" office:value="0.206880070123707" calcext:value-type="float">
            <text:p>0,207</text:p>
          </table:table-cell>
          <table:table-cell table:formula="of:=[.K16]/[.K$2]" office:value-type="float" office:value="0.484203662725095" calcext:value-type="float">
            <text:p>0,484</text:p>
          </table:table-cell>
          <table:table-cell table:formula="of:=[.L16]/[.L$2]" office:value-type="float" office:value="0.0192624785351199" calcext:value-type="float">
            <text:p>0,019</text:p>
          </table:table-cell>
          <table:table-cell table:formula="of:=[.M16]/[.M$2]" office:value-type="float" office:value="0.323210045462484" calcext:value-type="float">
            <text:p>0,323</text:p>
          </table:table-cell>
          <table:table-cell table:formula="of:=[.N16]/[.N$2]" office:value-type="float" office:value="0.207095511319117" calcext:value-type="float">
            <text:p>0,207</text:p>
          </table:table-cell>
          <table:table-cell table:formula="of:=[.O16]/[.O$2]" office:value-type="float" office:value="0.171970203357697" calcext:value-type="float">
            <text:p>0,172</text:p>
          </table:table-cell>
          <table:table-cell table:formula="of:=[.P16]/[.P$2]" office:value-type="float" office:value="0.412038268470952" calcext:value-type="float">
            <text:p>0,412</text:p>
          </table:table-cell>
          <table:table-cell/>
          <table:table-cell office:value-type="float" office:value="5.88642659" calcext:value-type="float">
            <text:p>5,886</text:p>
          </table:table-cell>
          <table:table-cell table:formula="of:=AVERAGE([.G40:.P40])" office:value-type="float" office:value="0.22577370764864" calcext:value-type="float">
            <text:p>0,22577370764864</text:p>
          </table:table-cell>
          <table:table-cell table:formula="of:=AVERAGE([.B40:.F40])" office:value-type="float" office:value="0.905664861748125" calcext:value-type="float">
            <text:p>0,905664861748125</text:p>
          </table:table-cell>
          <table:table-cell table:number-columns-repeated="2"/>
        </table:table-row>
        <table:table-row table:style-name="ro1">
          <table:table-cell office:value-type="float" office:value="6.60941828" calcext:value-type="float">
            <text:p>6,609</text:p>
          </table:table-cell>
          <table:table-cell table:formula="of:=[.B17]/[.B$2]" office:value-type="float" office:value="0.878714868355305" calcext:value-type="float">
            <text:p>0,879</text:p>
          </table:table-cell>
          <table:table-cell table:formula="of:=[.C17]/[.C$2]" office:value-type="float" office:value="0.818668943212199" calcext:value-type="float">
            <text:p>0,819</text:p>
          </table:table-cell>
          <table:table-cell table:formula="of:=[.D17]/[.D$2]" office:value-type="float" office:value="0.826608739820153" calcext:value-type="float">
            <text:p>0,827</text:p>
          </table:table-cell>
          <table:table-cell table:formula="of:=[.E17]/[.E$2]" office:value-type="float" office:value="0.818496411073144" calcext:value-type="float">
            <text:p>0,818</text:p>
          </table:table-cell>
          <table:table-cell table:formula="of:=[.F17]/[.F$2]" office:value-type="float" office:value="1.04263739490564" calcext:value-type="float">
            <text:p>1,043</text:p>
          </table:table-cell>
          <table:table-cell table:formula="of:=[.G17]/[.G$2]" office:value-type="float" office:value="-0.0399239531464732" calcext:value-type="float">
            <text:p>-0,040</text:p>
          </table:table-cell>
          <table:table-cell table:formula="of:=[.H17]/[.H$2]" office:value-type="float" office:value="0.237209109011142" calcext:value-type="float">
            <text:p>0,237</text:p>
          </table:table-cell>
          <table:table-cell table:formula="of:=[.I17]/[.I$2]" office:value-type="float" office:value="0.350644628299756" calcext:value-type="float">
            <text:p>0,351</text:p>
          </table:table-cell>
          <table:table-cell table:formula="of:=[.J17]/[.J$2]" office:value-type="float" office:value="0.178638619682246" calcext:value-type="float">
            <text:p>0,179</text:p>
          </table:table-cell>
          <table:table-cell table:formula="of:=[.K17]/[.K$2]" office:value-type="float" office:value="0.422268815247471" calcext:value-type="float">
            <text:p>0,422</text:p>
          </table:table-cell>
          <table:table-cell table:formula="of:=[.L17]/[.L$2]" office:value-type="float" office:value="0.0412294741418629" calcext:value-type="float">
            <text:p>0,041</text:p>
          </table:table-cell>
          <table:table-cell table:formula="of:=[.M17]/[.M$2]" office:value-type="float" office:value="0.257244953016963" calcext:value-type="float">
            <text:p>0,257</text:p>
          </table:table-cell>
          <table:table-cell table:formula="of:=[.N17]/[.N$2]" office:value-type="float" office:value="0.21483532056077" calcext:value-type="float">
            <text:p>0,215</text:p>
          </table:table-cell>
          <table:table-cell table:formula="of:=[.O17]/[.O$2]" office:value-type="float" office:value="0.147219956973353" calcext:value-type="float">
            <text:p>0,147</text:p>
          </table:table-cell>
          <table:table-cell table:formula="of:=[.P17]/[.P$2]" office:value-type="float" office:value="0.348371499542642" calcext:value-type="float">
            <text:p>0,348</text:p>
          </table:table-cell>
          <table:table-cell/>
          <table:table-cell office:value-type="float" office:value="6.60941828" calcext:value-type="float">
            <text:p>6,609</text:p>
          </table:table-cell>
          <table:table-cell table:formula="of:=AVERAGE([.G41:.P41])" office:value-type="float" office:value="0.215773842332973" calcext:value-type="float">
            <text:p>0,215773842332973</text:p>
          </table:table-cell>
          <table:table-cell table:formula="of:=AVERAGE([.B41:.F41])" office:value-type="float" office:value="0.877025271473288" calcext:value-type="float">
            <text:p>0,877025271473288</text:p>
          </table:table-cell>
          <table:table-cell table:number-columns-repeated="2"/>
        </table:table-row>
        <table:table-row table:style-name="ro1">
          <table:table-cell office:value-type="float" office:value="7.38227147" calcext:value-type="float">
            <text:p>7,382</text:p>
          </table:table-cell>
          <table:table-cell table:formula="of:=[.B18]/[.B$2]" office:value-type="float" office:value="0.850982409246476" calcext:value-type="float">
            <text:p>0,851</text:p>
          </table:table-cell>
          <table:table-cell table:formula="of:=[.C18]/[.C$2]" office:value-type="float" office:value="0.790951499761432" calcext:value-type="float">
            <text:p>0,791</text:p>
          </table:table-cell>
          <table:table-cell table:formula="of:=[.D18]/[.D$2]" office:value-type="float" office:value="0.790906401523054" calcext:value-type="float">
            <text:p>0,791</text:p>
          </table:table-cell>
          <table:table-cell table:formula="of:=[.E18]/[.E$2]" office:value-type="float" office:value="0.79621641511538" calcext:value-type="float">
            <text:p>0,796</text:p>
          </table:table-cell>
          <table:table-cell table:formula="of:=[.F18]/[.F$2]" office:value-type="float" office:value="-0.60847774094609" calcext:value-type="float">
            <text:p>-0,608</text:p>
          </table:table-cell>
          <table:table-cell table:formula="of:=[.G18]/[.G$2]" office:value-type="float" office:value="-0.0963002437261492" calcext:value-type="float">
            <text:p>-0,096</text:p>
          </table:table-cell>
          <table:table-cell table:formula="of:=[.H18]/[.H$2]" office:value-type="float" office:value="0.169146767724244" calcext:value-type="float">
            <text:p>0,169</text:p>
          </table:table-cell>
          <table:table-cell table:formula="of:=[.I18]/[.I$2]" office:value-type="float" office:value="0.181472339093858" calcext:value-type="float">
            <text:p>0,181</text:p>
          </table:table-cell>
          <table:table-cell table:formula="of:=[.J18]/[.J$2]" office:value-type="float" office:value="0.16168354442694" calcext:value-type="float">
            <text:p>0,162</text:p>
          </table:table-cell>
          <table:table-cell table:formula="of:=[.K18]/[.K$2]" office:value-type="float" office:value="0.36591045796549" calcext:value-type="float">
            <text:p>0,366</text:p>
          </table:table-cell>
          <table:table-cell table:formula="of:=[.L18]/[.L$2]" office:value-type="float" office:value="-0.0108469296474442" calcext:value-type="float">
            <text:p>-0,011</text:p>
          </table:table-cell>
          <table:table-cell table:formula="of:=[.M18]/[.M$2]" office:value-type="float" office:value="0.192876044825947" calcext:value-type="float">
            <text:p>0,193</text:p>
          </table:table-cell>
          <table:table-cell table:formula="of:=[.N18]/[.N$2]" office:value-type="float" office:value="0.233449288778264" calcext:value-type="float">
            <text:p>0,233</text:p>
          </table:table-cell>
          <table:table-cell table:formula="of:=[.O18]/[.O$2]" office:value-type="float" office:value="0.120293994188481" calcext:value-type="float">
            <text:p>0,120</text:p>
          </table:table-cell>
          <table:table-cell table:formula="of:=[.P18]/[.P$2]" office:value-type="float" office:value="0.288409535329839" calcext:value-type="float">
            <text:p>0,288</text:p>
          </table:table-cell>
          <table:table-cell/>
          <table:table-cell office:value-type="float" office:value="7.38227147" calcext:value-type="float">
            <text:p>7,382</text:p>
          </table:table-cell>
          <table:table-cell table:formula="of:=AVERAGE([.G42:.P42])" office:value-type="float" office:value="0.160609479895947" calcext:value-type="float">
            <text:p>0,160609479895947</text:p>
          </table:table-cell>
          <table:table-cell table:formula="of:=AVERAGE([.B42:.F42])" office:value-type="float" office:value="0.52411579694005" calcext:value-type="float">
            <text:p>0,52411579694005</text:p>
          </table:table-cell>
          <table:table-cell table:number-columns-repeated="2"/>
        </table:table-row>
        <table:table-row table:style-name="ro1">
          <table:table-cell office:value-type="float" office:value="8.20498615" calcext:value-type="float">
            <text:p>8,205</text:p>
          </table:table-cell>
          <table:table-cell table:formula="of:=[.B19]/[.B$2]" office:value-type="float" office:value="0.807665117739517" calcext:value-type="float">
            <text:p>0,808</text:p>
          </table:table-cell>
          <table:table-cell table:formula="of:=[.C19]/[.C$2]" office:value-type="float" office:value="0.759629924874651" calcext:value-type="float">
            <text:p>0,760</text:p>
          </table:table-cell>
          <table:table-cell table:formula="of:=[.D19]/[.D$2]" office:value-type="float" office:value="0.753918214430196" calcext:value-type="float">
            <text:p>0,754</text:p>
          </table:table-cell>
          <table:table-cell table:formula="of:=[.E19]/[.E$2]" office:value-type="float" office:value="0.773857326095208" calcext:value-type="float">
            <text:p>0,774</text:p>
          </table:table-cell>
          <table:table-cell table:formula="of:=[.F19]/[.F$2]" office:value-type="float" office:value="1.37699188706168" calcext:value-type="float">
            <text:p>1,377</text:p>
          </table:table-cell>
          <table:table-cell table:formula="of:=[.G19]/[.G$2]" office:value-type="float" office:value="-0.0499106424864427" calcext:value-type="float">
            <text:p>-0,050</text:p>
          </table:table-cell>
          <table:table-cell table:formula="of:=[.H19]/[.H$2]" office:value-type="float" office:value="0.124860211071176" calcext:value-type="float">
            <text:p>0,125</text:p>
          </table:table-cell>
          <table:table-cell table:formula="of:=[.I19]/[.I$2]" office:value-type="float" office:value="0.16570653365143" calcext:value-type="float">
            <text:p>0,166</text:p>
          </table:table-cell>
          <table:table-cell table:formula="of:=[.J19]/[.J$2]" office:value-type="float" office:value="0.141122474628892" calcext:value-type="float">
            <text:p>0,141</text:p>
          </table:table-cell>
          <table:table-cell table:formula="of:=[.K19]/[.K$2]" office:value-type="float" office:value="0.310800723455352" calcext:value-type="float">
            <text:p>0,311</text:p>
          </table:table-cell>
          <table:table-cell table:formula="of:=[.L19]/[.L$2]" office:value-type="float" office:value="-0.0312679592415235" calcext:value-type="float">
            <text:p>-0,031</text:p>
          </table:table-cell>
          <table:table-cell table:formula="of:=[.M19]/[.M$2]" office:value-type="float" office:value="0.133122459973802" calcext:value-type="float">
            <text:p>0,133</text:p>
          </table:table-cell>
          <table:table-cell table:formula="of:=[.N19]/[.N$2]" office:value-type="float" office:value="0.253363176427559" calcext:value-type="float">
            <text:p>0,253</text:p>
          </table:table-cell>
          <table:table-cell table:formula="of:=[.O19]/[.O$2]" office:value-type="float" office:value="0.10399622062398" calcext:value-type="float">
            <text:p>0,104</text:p>
          </table:table-cell>
          <table:table-cell table:formula="of:=[.P19]/[.P$2]" office:value-type="float" office:value="0.225931839816044" calcext:value-type="float">
            <text:p>0,226</text:p>
          </table:table-cell>
          <table:table-cell/>
          <table:table-cell office:value-type="float" office:value="8.20498615" calcext:value-type="float">
            <text:p>8,205</text:p>
          </table:table-cell>
          <table:table-cell table:formula="of:=AVERAGE([.G43:.P43])" office:value-type="float" office:value="0.137772503792027" calcext:value-type="float">
            <text:p>0,137772503792027</text:p>
          </table:table-cell>
          <table:table-cell table:formula="of:=AVERAGE([.B43:.F43])" office:value-type="float" office:value="0.89441249404025" calcext:value-type="float">
            <text:p>0,89441249404025</text:p>
          </table:table-cell>
          <table:table-cell table:number-columns-repeated="2"/>
        </table:table-row>
        <table:table-row table:style-name="ro1">
          <table:table-cell office:value-type="float" office:value="9.07756233" calcext:value-type="float">
            <text:p>9,078</text:p>
          </table:table-cell>
          <table:table-cell table:formula="of:=[.B20]/[.B$2]" office:value-type="float" office:value="0.780123619817794" calcext:value-type="float">
            <text:p>0,780</text:p>
          </table:table-cell>
          <table:table-cell table:formula="of:=[.C20]/[.C$2]" office:value-type="float" office:value="0.732727519190107" calcext:value-type="float">
            <text:p>0,733</text:p>
          </table:table-cell>
          <table:table-cell table:formula="of:=[.D20]/[.D$2]" office:value-type="float" office:value="0.715860692655224" calcext:value-type="float">
            <text:p>0,716</text:p>
          </table:table-cell>
          <table:table-cell table:formula="of:=[.E20]/[.E$2]" office:value-type="float" office:value="0.750403417344781" calcext:value-type="float">
            <text:p>0,750</text:p>
          </table:table-cell>
          <table:table-cell table:formula="of:=[.F20]/[.F$2]" office:value-type="float" office:value="0.0501297156471233" calcext:value-type="float">
            <text:p>0,050</text:p>
          </table:table-cell>
          <table:table-cell table:formula="of:=[.G20]/[.G$2]" office:value-type="float" office:value="-0.18307290073497" calcext:value-type="float">
            <text:p>-0,183</text:p>
          </table:table-cell>
          <table:table-cell table:formula="of:=[.H20]/[.H$2]" office:value-type="float" office:value="0.0660463801730894" calcext:value-type="float">
            <text:p>0,066</text:p>
          </table:table-cell>
          <table:table-cell table:formula="of:=[.I20]/[.I$2]" office:value-type="float" office:value="0.151804281439171" calcext:value-type="float">
            <text:p>0,152</text:p>
          </table:table-cell>
          <table:table-cell table:formula="of:=[.J20]/[.J$2]" office:value-type="float" office:value="0.124394627869934" calcext:value-type="float">
            <text:p>0,124</text:p>
          </table:table-cell>
          <table:table-cell table:formula="of:=[.K20]/[.K$2]" office:value-type="float" office:value="0.254550500198837" calcext:value-type="float">
            <text:p>0,255</text:p>
          </table:table-cell>
          <table:table-cell table:formula="of:=[.L20]/[.L$2]" office:value-type="float" office:value="0.0289343592397662" calcext:value-type="float">
            <text:p>0,029</text:p>
          </table:table-cell>
          <table:table-cell table:formula="of:=[.M20]/[.M$2]" office:value-type="float" office:value="0.0811956184765811" calcext:value-type="float">
            <text:p>0,081</text:p>
          </table:table-cell>
          <table:table-cell table:formula="of:=[.N20]/[.N$2]" office:value-type="float" office:value="0.203071381453953" calcext:value-type="float">
            <text:p>0,203</text:p>
          </table:table-cell>
          <table:table-cell table:formula="of:=[.O20]/[.O$2]" office:value-type="float" office:value="0.089371626115907" calcext:value-type="float">
            <text:p>0,089</text:p>
          </table:table-cell>
          <table:table-cell table:formula="of:=[.P20]/[.P$2]" office:value-type="float" office:value="0.170239475579499" calcext:value-type="float">
            <text:p>0,170</text:p>
          </table:table-cell>
          <table:table-cell/>
          <table:table-cell office:value-type="float" office:value="9.07756233" calcext:value-type="float">
            <text:p>9,078</text:p>
          </table:table-cell>
          <table:table-cell table:formula="of:=AVERAGE([.G44:.P44])" office:value-type="float" office:value="0.0986535349811768" calcext:value-type="float">
            <text:p>0,0986535349811768</text:p>
          </table:table-cell>
          <table:table-cell table:formula="of:=AVERAGE([.B44:.F44])" office:value-type="float" office:value="0.605848992931006" calcext:value-type="float">
            <text:p>0,60584899293100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,000</text:p>
          </table:table-cell>
          <table:table-cell table:formula="of:=[.B21]/[.B$2]" office:value-type="float" office:value="0.730253871558411" calcext:value-type="float">
            <text:p>0,730</text:p>
          </table:table-cell>
          <table:table-cell table:formula="of:=[.C21]/[.C$2]" office:value-type="float" office:value="0.70256219520207" calcext:value-type="float">
            <text:p>0,703</text:p>
          </table:table-cell>
          <table:table-cell table:formula="of:=[.D21]/[.D$2]" office:value-type="float" office:value="0.676810060186064" calcext:value-type="float">
            <text:p>0,677</text:p>
          </table:table-cell>
          <table:table-cell table:formula="of:=[.E21]/[.E$2]" office:value-type="float" office:value="0.727847224658762" calcext:value-type="float">
            <text:p>0,728</text:p>
          </table:table-cell>
          <table:table-cell table:formula="of:=[.F21]/[.F$2]" office:value-type="float" office:value="0.116415881339569" calcext:value-type="float">
            <text:p>0,116</text:p>
          </table:table-cell>
          <table:table-cell table:formula="of:=[.G21]/[.G$2]" office:value-type="float" office:value="-0.0651532031317479" calcext:value-type="float">
            <text:p>-0,065</text:p>
          </table:table-cell>
          <table:table-cell table:formula="of:=[.H21]/[.H$2]" office:value-type="float" office:value="0.000254809906755462" calcext:value-type="float">
            <text:p>0,000</text:p>
          </table:table-cell>
          <table:table-cell table:formula="of:=[.I21]/[.I$2]" office:value-type="float" office:value="0.128867822111518" calcext:value-type="float">
            <text:p>0,129</text:p>
          </table:table-cell>
          <table:table-cell table:formula="of:=[.J21]/[.J$2]" office:value-type="float" office:value="0.106140109492831" calcext:value-type="float">
            <text:p>0,106</text:p>
          </table:table-cell>
          <table:table-cell table:formula="of:=[.K21]/[.K$2]" office:value-type="float" office:value="0.207269436422035" calcext:value-type="float">
            <text:p>0,207</text:p>
          </table:table-cell>
          <table:table-cell table:formula="of:=[.L21]/[.L$2]" office:value-type="float" office:value="-0.00503560900064579" calcext:value-type="float">
            <text:p>-0,005</text:p>
          </table:table-cell>
          <table:table-cell table:formula="of:=[.M21]/[.M$2]" office:value-type="float" office:value="0.0342239594427631" calcext:value-type="float">
            <text:p>0,034</text:p>
          </table:table-cell>
          <table:table-cell table:formula="of:=[.N21]/[.N$2]" office:value-type="float" office:value="0.015989874915751" calcext:value-type="float">
            <text:p>0,016</text:p>
          </table:table-cell>
          <table:table-cell table:formula="of:=[.O21]/[.O$2]" office:value-type="float" office:value="0.0794648018736464" calcext:value-type="float">
            <text:p>0,079</text:p>
          </table:table-cell>
          <table:table-cell table:formula="of:=[.P21]/[.P$2]" office:value-type="float" office:value="0.11982273514329" calcext:value-type="float">
            <text:p>0,120</text:p>
          </table:table-cell>
          <table:table-cell/>
          <table:table-cell office:value-type="float" office:value="10" calcext:value-type="float">
            <text:p>10,000</text:p>
          </table:table-cell>
          <table:table-cell table:formula="of:=AVERAGE([.G45:.P45])" office:value-type="float" office:value="0.0621844737176196" calcext:value-type="float">
            <text:p>0,0621844737176196</text:p>
          </table:table-cell>
          <table:table-cell table:formula="of:=AVERAGE([.B45:.F45])" office:value-type="float" office:value="0.590777846588975" calcext:value-type="float">
            <text:p>0,59077784658897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4T23:18:30.647011802</dc:date>
    <dc:creator>Łukasz Dróżdż</dc:creator>
    <meta:editing-duration>PT1H52M42S</meta:editing-duration>
    <meta:editing-cycles>3</meta:editing-cycles>
    <meta:generator>LibreOffice/7.4.5.1$Linux_X86_64 LibreOffice_project/40$Build-1</meta:generator>
    <meta:document-statistic meta:table-count="1" meta:cell-count="83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x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42cm" svg:y="0.38cm" style:legend-expansion="custom" svg:width="4.018cm" svg:height="2.092cm" style:legend-expansion-aspect-ratio="1.92065009560229" chart:style-name="ch2"/>
        <chart:plot-area chart:style-name="ch3" table:cell-range-address="data.R2:data.V21 data.S1:data.V1" chart:data-source-has-labels="row" svg:x="0.319cm" svg:y="0.18cm" svg:width="15.616cm" svg:height="8.639cm">
          <chart:coordinate-region svg:x="1.046cm" svg:y="0.38cm" svg:width="14.371cm" svg:height="7.79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S2:data.S21" chart:label-cell-address="data.S1:data.S1" chart:class="chart:scatter">
            <chart:domain table:cell-range-address="data.R2:data.R21"/>
            <chart:data-point chart:repeated="8"/>
            <chart:data-point chart:style-name="ch8"/>
            <chart:data-point chart:repeated="11"/>
          </chart:series>
          <chart:series chart:style-name="ch9" chart:values-cell-range-address="data.T2:data.T21" chart:label-cell-address="data.T1:data.T1" chart:class="chart:scatter">
            <chart:data-point chart:repeated="20"/>
          </chart:series>
          <chart:series chart:style-name="ch10" chart:values-cell-range-address="data.U2:data.U21" chart:label-cell-address="data.U1:data.U1" chart:class="chart:scatter">
            <chart:data-point chart:repeated="20"/>
          </chart:series>
          <chart:series chart:style-name="ch11" chart:values-cell-range-address="data.V2:data.V21" chart:label-cell-address="data.V1:data.V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R</text:p>
              </table:table-cell>
              <table:table-cell office:value-type="string">
                <text:p>org</text:p>
                <draw:g>
                  <svg:desc>data.S1:data.S1</svg:desc>
                </draw:g>
              </table:table-cell>
              <table:table-cell office:value-type="string">
                <text:p>s2</text:p>
                <draw:g>
                  <svg:desc>data.T1:data.T1</svg:desc>
                </draw:g>
              </table:table-cell>
              <table:table-cell office:value-type="string">
                <text:p>s3</text:p>
                <draw:g>
                  <svg:desc>data.U1:data.U1</svg:desc>
                </draw:g>
              </table:table-cell>
              <table:table-cell office:value-type="string">
                <text:p>s4</text:p>
                <draw:g>
                  <svg:desc>data.V1:data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R2:data.R21</svg:desc>
                </draw:g>
              </table:table-cell>
              <table:table-cell office:value-type="float" office:value="1">
                <text:p>1</text:p>
                <draw:g>
                  <svg:desc>data.S2:data.S21</svg:desc>
                </draw:g>
              </table:table-cell>
              <table:table-cell office:value-type="float" office:value="1.1180339887499">
                <text:p>1.1180339887499</text:p>
                <draw:g>
                  <svg:desc>data.T2:data.T21</svg:desc>
                </draw:g>
              </table:table-cell>
              <table:table-cell office:value-type="float" office:value="1.04768955317165">
                <text:p>1.04768955317165</text:p>
                <draw:g>
                  <svg:desc>data.U2:data.U21</svg:desc>
                </draw:g>
              </table:table-cell>
              <table:table-cell office:value-type="float" office:value="1">
                <text:p>1</text:p>
                <draw:g>
                  <svg:desc>data.V2:data.V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493075">
                <text:p>1.02493075</text:p>
              </table:table-cell>
              <table:table-cell office:value-type="float" office:value="0.983341908631727">
                <text:p>0.983341908631727</text:p>
              </table:table-cell>
              <table:table-cell office:value-type="float" office:value="1.10435256694701">
                <text:p>1.10435256694701</text:p>
              </table:table-cell>
              <table:table-cell office:value-type="float" office:value="1.03912494958006">
                <text:p>1.03912494958006</text:p>
              </table:table-cell>
              <table:table-cell office:value-type="float" office:value="0.993862648623017">
                <text:p>0.993862648623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9972299">
                <text:p>1.09972299</text:p>
              </table:table-cell>
              <table:table-cell office:value-type="float" office:value="0.984254951209383">
                <text:p>0.984254951209383</text:p>
              </table:table-cell>
              <table:table-cell office:value-type="float" office:value="1.06613783152175">
                <text:p>1.06613783152175</text:p>
              </table:table-cell>
              <table:table-cell office:value-type="float" office:value="1.01501278369292">
                <text:p>1.01501278369292</text:p>
              </table:table-cell>
              <table:table-cell office:value-type="float" office:value="0.976515573796313">
                <text:p>0.976515573796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2437673">
                <text:p>1.22437673</text:p>
              </table:table-cell>
              <table:table-cell office:value-type="float" office:value="1.01004118462781">
                <text:p>1.01004118462781</text:p>
              </table:table-cell>
              <table:table-cell office:value-type="float" office:value="1.01040962133956">
                <text:p>1.01040962133956</text:p>
              </table:table-cell>
              <table:table-cell office:value-type="float" office:value="0.979326691008906">
                <text:p>0.979326691008906</text:p>
              </table:table-cell>
              <table:table-cell office:value-type="float" office:value="0.950651271168368">
                <text:p>0.950651271168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9889197">
                <text:p>1.39889197</text:p>
              </table:table-cell>
              <table:table-cell office:value-type="float" office:value="0.971628508546885">
                <text:p>0.971628508546885</text:p>
              </table:table-cell>
              <table:table-cell office:value-type="float" office:value="0.945285329604456">
                <text:p>0.945285329604456</text:p>
              </table:table-cell>
              <table:table-cell office:value-type="float" office:value="0.936780598826754">
                <text:p>0.936780598826754</text:p>
              </table:table-cell>
              <table:table-cell office:value-type="float" office:value="0.919504704746824">
                <text:p>0.919504704746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232687">
                <text:p>1.6232687</text:p>
              </table:table-cell>
              <table:table-cell office:value-type="float" office:value="0.946636162091279">
                <text:p>0.946636162091279</text:p>
              </table:table-cell>
              <table:table-cell office:value-type="float" office:value="0.877525608526266">
                <text:p>0.877525608526266</text:p>
              </table:table-cell>
              <table:table-cell office:value-type="float" office:value="0.891461260701284">
                <text:p>0.891461260701284</text:p>
              </table:table-cell>
              <table:table-cell office:value-type="float" office:value="0.885936095361646">
                <text:p>0.88593609536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9750693">
                <text:p>1.89750693</text:p>
              </table:table-cell>
              <table:table-cell office:value-type="float" office:value="0.90496476669849">
                <text:p>0.90496476669849</text:p>
              </table:table-cell>
              <table:table-cell office:value-type="float" office:value="0.811639773806006">
                <text:p>0.811639773806006</text:p>
              </table:table-cell>
              <table:table-cell office:value-type="float" office:value="0.846261967240763">
                <text:p>0.846261967240763</text:p>
              </table:table-cell>
              <table:table-cell office:value-type="float" office:value="0.852028569350296">
                <text:p>0.852028569350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2160665">
                <text:p>2.22160665</text:p>
              </table:table-cell>
              <table:table-cell office:value-type="float" office:value="0.821109124828044">
                <text:p>0.821109124828044</text:p>
              </table:table-cell>
              <table:table-cell office:value-type="float" office:value="0.750103899398683">
                <text:p>0.750103899398683</text:p>
              </table:table-cell>
              <table:table-cell office:value-type="float" office:value="0.802928532737545">
                <text:p>0.802928532737545</text:p>
              </table:table-cell>
              <table:table-cell office:value-type="float" office:value="0.819092988431257">
                <text:p>0.8190929884312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9556787">
                <text:p>2.59556787</text:p>
              </table:table-cell>
              <table:table-cell office:value-type="float" office:value="0.750098874454563">
                <text:p>0.750098874454563</text:p>
              </table:table-cell>
              <table:table-cell office:value-type="float" office:value="0.693966988321597">
                <text:p>0.693966988321597</text:p>
              </table:table-cell>
              <table:table-cell office:value-type="float" office:value="0.762351308910419">
                <text:p>0.762351308910419</text:p>
              </table:table-cell>
              <table:table-cell office:value-type="float" office:value="0.787847030844921">
                <text:p>0.787847030844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1939058">
                <text:p>3.01939058</text:p>
              </table:table-cell>
              <table:table-cell office:value-type="float" office:value="0.649721803744022">
                <text:p>0.649721803744022</text:p>
              </table:table-cell>
              <table:table-cell office:value-type="float" office:value="0.643421188587658">
                <text:p>0.643421188587658</text:p>
              </table:table-cell>
              <table:table-cell office:value-type="float" office:value="0.724868979795627">
                <text:p>0.724868979795627</text:p>
              </table:table-cell>
              <table:table-cell office:value-type="float" office:value="0.758612817146063">
                <text:p>0.758612817146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9307479">
                <text:p>3.49307479</text:p>
              </table:table-cell>
              <table:table-cell office:value-type="float" office:value="0.622177489330841">
                <text:p>0.622177489330841</text:p>
              </table:table-cell>
              <table:table-cell office:value-type="float" office:value="0.598206412707594">
                <text:p>0.598206412707594</text:p>
              </table:table-cell>
              <table:table-cell office:value-type="float" office:value="0.690499420851156">
                <text:p>0.690499420851156</text:p>
              </table:table-cell>
              <table:table-cell office:value-type="float" office:value="0.731472543132133">
                <text:p>0.7314725431321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166205">
                <text:p>4.0166205</text:p>
              </table:table-cell>
              <table:table-cell office:value-type="float" office:value="0.537571504996771">
                <text:p>0.537571504996771</text:p>
              </table:table-cell>
              <table:table-cell office:value-type="float" office:value="0.557859208442786">
                <text:p>0.557859208442786</text:p>
              </table:table-cell>
              <table:table-cell office:value-type="float" office:value="0.659091453224275">
                <text:p>0.659091453224275</text:p>
              </table:table-cell>
              <table:table-cell office:value-type="float" office:value="0.70637415353403">
                <text:p>0.70637415353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900277">
                <text:p>4.5900277</text:p>
              </table:table-cell>
              <table:table-cell office:value-type="float" office:value="0.477821096550169">
                <text:p>0.477821096550169</text:p>
              </table:table-cell>
              <table:table-cell office:value-type="float" office:value="0.521852001255204">
                <text:p>0.521852001255204</text:p>
              </table:table-cell>
              <table:table-cell office:value-type="float" office:value="0.630416412630986">
                <text:p>0.630416412630986</text:p>
              </table:table-cell>
              <table:table-cell office:value-type="float" office:value="0.683197350404974">
                <text:p>0.6831973504049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132964">
                <text:p>5.2132964</text:p>
              </table:table-cell>
              <table:table-cell office:value-type="float" office:value="0.502562117502633">
                <text:p>0.502562117502633</text:p>
              </table:table-cell>
              <table:table-cell office:value-type="float" office:value="0.489664701207852">
                <text:p>0.489664701207852</text:p>
              </table:table-cell>
              <table:table-cell office:value-type="float" office:value="0.604220061875449">
                <text:p>0.604220061875449</text:p>
              </table:table-cell>
              <table:table-cell office:value-type="float" office:value="0.661792583241269">
                <text:p>0.6617925832412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88642659">
                <text:p>5.88642659</text:p>
              </table:table-cell>
              <table:table-cell office:value-type="float" office:value="0.452404092348468">
                <text:p>0.452404092348468</text:p>
              </table:table-cell>
              <table:table-cell office:value-type="float" office:value="0.460817687678545">
                <text:p>0.460817687678545</text:p>
              </table:table-cell>
              <table:table-cell office:value-type="float" office:value="0.580250294246317">
                <text:p>0.580250294246317</text:p>
              </table:table-cell>
              <table:table-cell office:value-type="float" office:value="0.642003013975322">
                <text:p>0.642003013975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60941828">
                <text:p>6.60941828</text:p>
              </table:table-cell>
              <table:table-cell office:value-type="float" office:value="0.436190985379745">
                <text:p>0.436190985379745</text:p>
              </table:table-cell>
              <table:table-cell office:value-type="float" office:value="0.434883958168251">
                <text:p>0.434883958168251</text:p>
              </table:table-cell>
              <table:table-cell office:value-type="float" office:value="0.5582707418331">
                <text:p>0.5582707418331</text:p>
              </table:table-cell>
              <table:table-cell office:value-type="float" office:value="0.623676227794">
                <text:p>0.6236762277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38227147">
                <text:p>7.38227147</text:p>
              </table:table-cell>
              <table:table-cell office:value-type="float" office:value="0.281778252243981">
                <text:p>0.281778252243981</text:p>
              </table:table-cell>
              <table:table-cell office:value-type="float" office:value="0.411490677681274">
                <text:p>0.411490677681274</text:p>
              </table:table-cell>
              <table:table-cell office:value-type="float" office:value="0.538066486618221">
                <text:p>0.538066486618221</text:p>
              </table:table-cell>
              <table:table-cell office:value-type="float" office:value="0.606669968731858">
                <text:p>0.6066699687318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20498615">
                <text:p>8.20498615</text:p>
              </table:table-cell>
              <table:table-cell office:value-type="float" office:value="0.389985833874768">
                <text:p>0.389985833874768</text:p>
              </table:table-cell>
              <table:table-cell office:value-type="float" office:value="0.390315753676747">
                <text:p>0.390315753676747</text:p>
              </table:table-cell>
              <table:table-cell office:value-type="float" office:value="0.519445509240221">
                <text:p>0.519445509240221</text:p>
              </table:table-cell>
              <table:table-cell office:value-type="float" office:value="0.590854485608858">
                <text:p>0.5908544856088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7756233">
                <text:p>9.07756233</text:p>
              </table:table-cell>
              <table:table-cell office:value-type="float" office:value="0.26771868763112">
                <text:p>0.26771868763112</text:p>
              </table:table-cell>
              <table:table-cell office:value-type="float" office:value="0.371082425571899">
                <text:p>0.371082425571899</text:p>
              </table:table-cell>
              <table:table-cell office:value-type="float" office:value="0.502237959123426">
                <text:p>0.502237959123426</text:p>
              </table:table-cell>
              <table:table-cell office:value-type="float" office:value="0.576113019757156">
                <text:p>0.576113019757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238382264674738">
                <text:p>0.238382264674738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0.486294413109428">
                <text:p>0.486294413109428</text:p>
              </table:table-cell>
              <table:table-cell office:value-type="float" office:value="0.562341325190349">
                <text:p>0.562341325190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8.818cm" svg:y="0.581cm" style:legend-expansion="custom" svg:width="6.363cm" svg:height="1.096cm" style:legend-expansion-aspect-ratio="5.80565693430657" chart:style-name="ch2"/>
        <chart:plot-area chart:style-name="ch3" table:cell-range-address="data.R25:data.T45 data.T1:data.V21" chart:data-source-has-labels="row" svg:x="0.319cm" svg:y="0.18cm" svg:width="15.722cm" svg:height="8.639cm">
          <chart:coordinate-region svg:x="1.046cm" svg:y="0.38cm" svg:width="14.477cm" svg:height="7.79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S26:data.S45" chart:label-cell-address="data.S25:data.S25" chart:class="chart:scatter">
            <chart:domain table:cell-range-address="data.R26:data.R45"/>
            <chart:data-point chart:repeated="20"/>
          </chart:series>
          <chart:series chart:style-name="ch8" chart:values-cell-range-address="data.T2:data.T21" chart:label-cell-address="data.T1:data.T1" chart:class="chart:scatter">
            <chart:domain table:cell-range-address="data.R2:data.R21"/>
            <chart:data-point chart:repeated="20"/>
          </chart:series>
          <chart:series chart:style-name="ch9" chart:values-cell-range-address="data.U2:data.U21" chart:label-cell-address="data.U1:data.U1" chart:class="chart:scatter">
            <chart:domain table:cell-range-address="data.R2:data.R21"/>
            <chart:data-point chart:repeated="20"/>
          </chart:series>
          <chart:series chart:style-name="ch10" chart:values-cell-range-address="data.V2:data.V21" chart:label-cell-address="data.V1:data.V1" chart:class="chart:scatter">
            <chart:domain table:cell-range-address="data.R2:data.R21"/>
            <chart:data-point chart:repeated="20"/>
          </chart:series>
          <chart:series chart:style-name="ch11" chart:values-cell-range-address="data.T26:data.T45" chart:label-cell-address="data.T25:data.T25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R</text:p>
              </table:table-cell>
              <table:table-cell office:value-type="string">
                <text:p>org</text:p>
                <draw:g>
                  <svg:desc>data.S25:data.S25</svg:desc>
                </draw:g>
              </table:table-cell>
              <table:table-cell office:value-type="string">
                <text:p>Kolumna R</text:p>
              </table:table-cell>
              <table:table-cell office:value-type="string">
                <text:p>s2</text:p>
                <draw:g>
                  <svg:desc>data.T1:data.T1</svg:desc>
                </draw:g>
              </table:table-cell>
              <table:table-cell office:value-type="string">
                <text:p>Kolumna R</text:p>
              </table:table-cell>
              <table:table-cell office:value-type="string">
                <text:p>s3</text:p>
                <draw:g>
                  <svg:desc>data.U1:data.U1</svg:desc>
                </draw:g>
              </table:table-cell>
              <table:table-cell office:value-type="string">
                <text:p>Kolumna R</text:p>
              </table:table-cell>
              <table:table-cell office:value-type="string">
                <text:p>s4</text:p>
                <draw:g>
                  <svg:desc>data.V1:data.V1</svg:desc>
                </draw:g>
              </table:table-cell>
              <table:table-cell office:value-type="string">
                <text:p>sin</text:p>
                <draw:g>
                  <svg:desc>data.T25:data.T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R26:data.R45</svg:desc>
                </draw:g>
              </table:table-cell>
              <table:table-cell office:value-type="float" office:value="1">
                <text:p>1</text:p>
                <draw:g>
                  <svg:desc>data.S26:data.S45</svg:desc>
                </draw:g>
              </table:table-cell>
              <table:table-cell office:value-type="float" office:value="1">
                <text:p>1</text:p>
                <draw:g>
                  <svg:desc>data.R2:data.R21</svg:desc>
                </draw:g>
              </table:table-cell>
              <table:table-cell office:value-type="float" office:value="1.1180339887499">
                <text:p>1.1180339887499</text:p>
                <draw:g>
                  <svg:desc>data.T2:data.T21</svg:desc>
                </draw:g>
              </table:table-cell>
              <table:table-cell office:value-type="float" office:value="1">
                <text:p>1</text:p>
                <draw:g>
                  <svg:desc>data.R2:data.R21</svg:desc>
                </draw:g>
              </table:table-cell>
              <table:table-cell office:value-type="float" office:value="1.04768955317165">
                <text:p>1.04768955317165</text:p>
                <draw:g>
                  <svg:desc>data.U2:data.U21</svg:desc>
                </draw:g>
              </table:table-cell>
              <table:table-cell office:value-type="float" office:value="1">
                <text:p>1</text:p>
                <draw:g>
                  <svg:desc>data.R2:data.R21</svg:desc>
                </draw:g>
              </table:table-cell>
              <table:table-cell office:value-type="float" office:value="1">
                <text:p>1</text:p>
                <draw:g>
                  <svg:desc>data.V2:data.V21</svg:desc>
                </draw:g>
              </table:table-cell>
              <table:table-cell office:value-type="float" office:value="1">
                <text:p>1</text:p>
                <draw:g>
                  <svg:desc>data.T26:data.T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493075">
                <text:p>1.02493075</text:p>
              </table:table-cell>
              <table:table-cell office:value-type="float" office:value="0.988481956841865">
                <text:p>0.988481956841865</text:p>
              </table:table-cell>
              <table:table-cell office:value-type="float" office:value="1.02493075">
                <text:p>1.02493075</text:p>
              </table:table-cell>
              <table:table-cell office:value-type="float" office:value="1.10435256694701">
                <text:p>1.10435256694701</text:p>
              </table:table-cell>
              <table:table-cell office:value-type="float" office:value="1.02493075">
                <text:p>1.02493075</text:p>
              </table:table-cell>
              <table:table-cell office:value-type="float" office:value="1.03912494958006">
                <text:p>1.03912494958006</text:p>
              </table:table-cell>
              <table:table-cell office:value-type="float" office:value="1.02493075">
                <text:p>1.02493075</text:p>
              </table:table-cell>
              <table:table-cell office:value-type="float" office:value="0.993862648623017">
                <text:p>0.993862648623017</text:p>
              </table:table-cell>
              <table:table-cell office:value-type="float" office:value="0.973061812211451">
                <text:p>0.973061812211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9972299">
                <text:p>1.09972299</text:p>
              </table:table-cell>
              <table:table-cell office:value-type="float" office:value="0.969846481161936">
                <text:p>0.969846481161936</text:p>
              </table:table-cell>
              <table:table-cell office:value-type="float" office:value="1.09972299">
                <text:p>1.09972299</text:p>
              </table:table-cell>
              <table:table-cell office:value-type="float" office:value="1.06613783152175">
                <text:p>1.06613783152175</text:p>
              </table:table-cell>
              <table:table-cell office:value-type="float" office:value="1.09972299">
                <text:p>1.09972299</text:p>
              </table:table-cell>
              <table:table-cell office:value-type="float" office:value="1.01501278369292">
                <text:p>1.01501278369292</text:p>
              </table:table-cell>
              <table:table-cell office:value-type="float" office:value="1.09972299">
                <text:p>1.09972299</text:p>
              </table:table-cell>
              <table:table-cell office:value-type="float" office:value="0.976515573796313">
                <text:p>0.976515573796313</text:p>
              </table:table-cell>
              <table:table-cell office:value-type="float" office:value="1.01307189130428">
                <text:p>1.01307189130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2437673">
                <text:p>1.22437673</text:p>
              </table:table-cell>
              <table:table-cell office:value-type="float" office:value="0.975363380674951">
                <text:p>0.975363380674951</text:p>
              </table:table-cell>
              <table:table-cell office:value-type="float" office:value="1.22437673">
                <text:p>1.22437673</text:p>
              </table:table-cell>
              <table:table-cell office:value-type="float" office:value="1.01040962133956">
                <text:p>1.01040962133956</text:p>
              </table:table-cell>
              <table:table-cell office:value-type="float" office:value="1.22437673">
                <text:p>1.22437673</text:p>
              </table:table-cell>
              <table:table-cell office:value-type="float" office:value="0.979326691008906">
                <text:p>0.979326691008906</text:p>
              </table:table-cell>
              <table:table-cell office:value-type="float" office:value="1.22437673">
                <text:p>1.22437673</text:p>
              </table:table-cell>
              <table:table-cell office:value-type="float" office:value="0.950651271168368">
                <text:p>0.950651271168368</text:p>
              </table:table-cell>
              <table:table-cell office:value-type="float" office:value="1.07939679253354">
                <text:p>1.07939679253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9889197">
                <text:p>1.39889197</text:p>
              </table:table-cell>
              <table:table-cell office:value-type="float" office:value="0.914410512373374">
                <text:p>0.914410512373374</text:p>
              </table:table-cell>
              <table:table-cell office:value-type="float" office:value="1.39889197">
                <text:p>1.39889197</text:p>
              </table:table-cell>
              <table:table-cell office:value-type="float" office:value="0.945285329604456">
                <text:p>0.945285329604456</text:p>
              </table:table-cell>
              <table:table-cell office:value-type="float" office:value="1.39889197">
                <text:p>1.39889197</text:p>
              </table:table-cell>
              <table:table-cell office:value-type="float" office:value="0.936780598826754">
                <text:p>0.936780598826754</text:p>
              </table:table-cell>
              <table:table-cell office:value-type="float" office:value="1.39889197">
                <text:p>1.39889197</text:p>
              </table:table-cell>
              <table:table-cell office:value-type="float" office:value="0.919504704746824">
                <text:p>0.919504704746824</text:p>
              </table:table-cell>
              <table:table-cell office:value-type="float" office:value="1.08606450089391">
                <text:p>1.08606450089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232687">
                <text:p>1.6232687</text:p>
              </table:table-cell>
              <table:table-cell office:value-type="float" office:value="0.861264215583161">
                <text:p>0.861264215583161</text:p>
              </table:table-cell>
              <table:table-cell office:value-type="float" office:value="1.6232687">
                <text:p>1.6232687</text:p>
              </table:table-cell>
              <table:table-cell office:value-type="float" office:value="0.877525608526266">
                <text:p>0.877525608526266</text:p>
              </table:table-cell>
              <table:table-cell office:value-type="float" office:value="1.6232687">
                <text:p>1.6232687</text:p>
              </table:table-cell>
              <table:table-cell office:value-type="float" office:value="0.891461260701284">
                <text:p>0.891461260701284</text:p>
              </table:table-cell>
              <table:table-cell office:value-type="float" office:value="1.6232687">
                <text:p>1.6232687</text:p>
              </table:table-cell>
              <table:table-cell office:value-type="float" office:value="0.885936095361646">
                <text:p>0.885936095361646</text:p>
              </table:table-cell>
              <table:table-cell office:value-type="float" office:value="1.11738005510752">
                <text:p>1.11738005510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9750693">
                <text:p>1.89750693</text:p>
              </table:table-cell>
              <table:table-cell office:value-type="float" office:value="0.800246630999239">
                <text:p>0.800246630999239</text:p>
              </table:table-cell>
              <table:table-cell office:value-type="float" office:value="1.89750693">
                <text:p>1.89750693</text:p>
              </table:table-cell>
              <table:table-cell office:value-type="float" office:value="0.811639773806006">
                <text:p>0.811639773806006</text:p>
              </table:table-cell>
              <table:table-cell office:value-type="float" office:value="1.89750693">
                <text:p>1.89750693</text:p>
              </table:table-cell>
              <table:table-cell office:value-type="float" office:value="0.846261967240763">
                <text:p>0.846261967240763</text:p>
              </table:table-cell>
              <table:table-cell office:value-type="float" office:value="1.89750693">
                <text:p>1.89750693</text:p>
              </table:table-cell>
              <table:table-cell office:value-type="float" office:value="0.852028569350296">
                <text:p>0.852028569350296</text:p>
              </table:table-cell>
              <table:table-cell office:value-type="float" office:value="1.11440103809699">
                <text:p>1.11440103809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2160665">
                <text:p>2.22160665</text:p>
              </table:table-cell>
              <table:table-cell office:value-type="float" office:value="0.705455846030005">
                <text:p>0.705455846030005</text:p>
              </table:table-cell>
              <table:table-cell office:value-type="float" office:value="2.22160665">
                <text:p>2.22160665</text:p>
              </table:table-cell>
              <table:table-cell office:value-type="float" office:value="0.750103899398683">
                <text:p>0.750103899398683</text:p>
              </table:table-cell>
              <table:table-cell office:value-type="float" office:value="2.22160665">
                <text:p>2.22160665</text:p>
              </table:table-cell>
              <table:table-cell office:value-type="float" office:value="0.802928532737545">
                <text:p>0.802928532737545</text:p>
              </table:table-cell>
              <table:table-cell office:value-type="float" office:value="2.22160665">
                <text:p>2.22160665</text:p>
              </table:table-cell>
              <table:table-cell office:value-type="float" office:value="0.819092988431257">
                <text:p>0.819092988431257</text:p>
              </table:table-cell>
              <table:table-cell office:value-type="float" office:value="1.05241568242412">
                <text:p>1.05241568242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9556787">
                <text:p>2.59556787</text:p>
              </table:table-cell>
              <table:table-cell office:value-type="float" office:value="0.619481448017714">
                <text:p>0.619481448017714</text:p>
              </table:table-cell>
              <table:table-cell office:value-type="float" office:value="2.59556787">
                <text:p>2.59556787</text:p>
              </table:table-cell>
              <table:table-cell office:value-type="float" office:value="0.693966988321597">
                <text:p>0.693966988321597</text:p>
              </table:table-cell>
              <table:table-cell office:value-type="float" office:value="2.59556787">
                <text:p>2.59556787</text:p>
              </table:table-cell>
              <table:table-cell office:value-type="float" office:value="0.762351308910419">
                <text:p>0.762351308910419</text:p>
              </table:table-cell>
              <table:table-cell office:value-type="float" office:value="2.59556787">
                <text:p>2.59556787</text:p>
              </table:table-cell>
              <table:table-cell office:value-type="float" office:value="0.787847030844921">
                <text:p>0.787847030844921</text:p>
              </table:table-cell>
              <table:table-cell office:value-type="float" office:value="1.01133372732826">
                <text:p>1.01133372732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1939058">
                <text:p>3.01939058</text:p>
              </table:table-cell>
              <table:table-cell office:value-type="float" office:value="0.531426299298119">
                <text:p>0.531426299298119</text:p>
              </table:table-cell>
              <table:table-cell office:value-type="float" office:value="3.01939058">
                <text:p>3.01939058</text:p>
              </table:table-cell>
              <table:table-cell office:value-type="float" office:value="0.643421188587658">
                <text:p>0.643421188587658</text:p>
              </table:table-cell>
              <table:table-cell office:value-type="float" office:value="3.01939058">
                <text:p>3.01939058</text:p>
              </table:table-cell>
              <table:table-cell office:value-type="float" office:value="0.724868979795627">
                <text:p>0.724868979795627</text:p>
              </table:table-cell>
              <table:table-cell office:value-type="float" office:value="3.01939058">
                <text:p>3.01939058</text:p>
              </table:table-cell>
              <table:table-cell office:value-type="float" office:value="0.758612817146063">
                <text:p>0.758612817146063</text:p>
              </table:table-cell>
              <table:table-cell office:value-type="float" office:value="0.886312812635828">
                <text:p>0.8863128126358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9307479">
                <text:p>3.49307479</text:p>
              </table:table-cell>
              <table:table-cell office:value-type="float" office:value="0.47992069441889">
                <text:p>0.47992069441889</text:p>
              </table:table-cell>
              <table:table-cell office:value-type="float" office:value="3.49307479">
                <text:p>3.49307479</text:p>
              </table:table-cell>
              <table:table-cell office:value-type="float" office:value="0.598206412707594">
                <text:p>0.598206412707594</text:p>
              </table:table-cell>
              <table:table-cell office:value-type="float" office:value="3.49307479">
                <text:p>3.49307479</text:p>
              </table:table-cell>
              <table:table-cell office:value-type="float" office:value="0.690499420851156">
                <text:p>0.690499420851156</text:p>
              </table:table-cell>
              <table:table-cell office:value-type="float" office:value="3.49307479">
                <text:p>3.49307479</text:p>
              </table:table-cell>
              <table:table-cell office:value-type="float" office:value="0.731472543132133">
                <text:p>0.731472543132133</text:p>
              </table:table-cell>
              <table:table-cell office:value-type="float" office:value="0.906691079154745">
                <text:p>0.906691079154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166205">
                <text:p>4.0166205</text:p>
              </table:table-cell>
              <table:table-cell office:value-type="float" office:value="0.394886448734963">
                <text:p>0.394886448734963</text:p>
              </table:table-cell>
              <table:table-cell office:value-type="float" office:value="4.0166205">
                <text:p>4.0166205</text:p>
              </table:table-cell>
              <table:table-cell office:value-type="float" office:value="0.557859208442786">
                <text:p>0.557859208442786</text:p>
              </table:table-cell>
              <table:table-cell office:value-type="float" office:value="4.0166205">
                <text:p>4.0166205</text:p>
              </table:table-cell>
              <table:table-cell office:value-type="float" office:value="0.659091453224275">
                <text:p>0.659091453224275</text:p>
              </table:table-cell>
              <table:table-cell office:value-type="float" office:value="4.0166205">
                <text:p>4.0166205</text:p>
              </table:table-cell>
              <table:table-cell office:value-type="float" office:value="0.70637415353403">
                <text:p>0.70637415353403</text:p>
              </table:table-cell>
              <table:table-cell office:value-type="float" office:value="0.822941617520387">
                <text:p>0.822941617520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900277">
                <text:p>4.5900277</text:p>
              </table:table-cell>
              <table:table-cell office:value-type="float" office:value="0.320770615866351">
                <text:p>0.320770615866351</text:p>
              </table:table-cell>
              <table:table-cell office:value-type="float" office:value="4.5900277">
                <text:p>4.5900277</text:p>
              </table:table-cell>
              <table:table-cell office:value-type="float" office:value="0.521852001255204">
                <text:p>0.521852001255204</text:p>
              </table:table-cell>
              <table:table-cell office:value-type="float" office:value="4.5900277">
                <text:p>4.5900277</text:p>
              </table:table-cell>
              <table:table-cell office:value-type="float" office:value="0.630416412630986">
                <text:p>0.630416412630986</text:p>
              </table:table-cell>
              <table:table-cell office:value-type="float" office:value="4.5900277">
                <text:p>4.5900277</text:p>
              </table:table-cell>
              <table:table-cell office:value-type="float" office:value="0.683197350404974">
                <text:p>0.683197350404974</text:p>
              </table:table-cell>
              <table:table-cell office:value-type="float" office:value="0.791922057917807">
                <text:p>0.7919220579178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132964">
                <text:p>5.2132964</text:p>
              </table:table-cell>
              <table:table-cell office:value-type="float" office:value="0.279721894298137">
                <text:p>0.279721894298137</text:p>
              </table:table-cell>
              <table:table-cell office:value-type="float" office:value="5.2132964">
                <text:p>5.2132964</text:p>
              </table:table-cell>
              <table:table-cell office:value-type="float" office:value="0.489664701207852">
                <text:p>0.489664701207852</text:p>
              </table:table-cell>
              <table:table-cell office:value-type="float" office:value="5.2132964">
                <text:p>5.2132964</text:p>
              </table:table-cell>
              <table:table-cell office:value-type="float" office:value="0.604220061875449">
                <text:p>0.604220061875449</text:p>
              </table:table-cell>
              <table:table-cell office:value-type="float" office:value="5.2132964">
                <text:p>5.2132964</text:p>
              </table:table-cell>
              <table:table-cell office:value-type="float" office:value="0.661792583241269">
                <text:p>0.661792583241269</text:p>
              </table:table-cell>
              <table:table-cell office:value-type="float" office:value="0.948242563911625">
                <text:p>0.948242563911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88642659">
                <text:p>5.88642659</text:p>
              </table:table-cell>
              <table:table-cell office:value-type="float" office:value="0.22577370764864">
                <text:p>0.22577370764864</text:p>
              </table:table-cell>
              <table:table-cell office:value-type="float" office:value="5.88642659">
                <text:p>5.88642659</text:p>
              </table:table-cell>
              <table:table-cell office:value-type="float" office:value="0.460817687678545">
                <text:p>0.460817687678545</text:p>
              </table:table-cell>
              <table:table-cell office:value-type="float" office:value="5.88642659">
                <text:p>5.88642659</text:p>
              </table:table-cell>
              <table:table-cell office:value-type="float" office:value="0.580250294246317">
                <text:p>0.580250294246317</text:p>
              </table:table-cell>
              <table:table-cell office:value-type="float" office:value="5.88642659">
                <text:p>5.88642659</text:p>
              </table:table-cell>
              <table:table-cell office:value-type="float" office:value="0.642003013975322">
                <text:p>0.642003013975322</text:p>
              </table:table-cell>
              <table:table-cell office:value-type="float" office:value="0.905664861748125">
                <text:p>0.905664861748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60941828">
                <text:p>6.60941828</text:p>
              </table:table-cell>
              <table:table-cell office:value-type="float" office:value="0.215773842332973">
                <text:p>0.215773842332973</text:p>
              </table:table-cell>
              <table:table-cell office:value-type="float" office:value="6.60941828">
                <text:p>6.60941828</text:p>
              </table:table-cell>
              <table:table-cell office:value-type="float" office:value="0.434883958168251">
                <text:p>0.434883958168251</text:p>
              </table:table-cell>
              <table:table-cell office:value-type="float" office:value="6.60941828">
                <text:p>6.60941828</text:p>
              </table:table-cell>
              <table:table-cell office:value-type="float" office:value="0.5582707418331">
                <text:p>0.5582707418331</text:p>
              </table:table-cell>
              <table:table-cell office:value-type="float" office:value="6.60941828">
                <text:p>6.60941828</text:p>
              </table:table-cell>
              <table:table-cell office:value-type="float" office:value="0.623676227794">
                <text:p>0.623676227794</text:p>
              </table:table-cell>
              <table:table-cell office:value-type="float" office:value="0.877025271473288">
                <text:p>0.877025271473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38227147">
                <text:p>7.38227147</text:p>
              </table:table-cell>
              <table:table-cell office:value-type="float" office:value="0.160609479895947">
                <text:p>0.160609479895947</text:p>
              </table:table-cell>
              <table:table-cell office:value-type="float" office:value="7.38227147">
                <text:p>7.38227147</text:p>
              </table:table-cell>
              <table:table-cell office:value-type="float" office:value="0.411490677681274">
                <text:p>0.411490677681274</text:p>
              </table:table-cell>
              <table:table-cell office:value-type="float" office:value="7.38227147">
                <text:p>7.38227147</text:p>
              </table:table-cell>
              <table:table-cell office:value-type="float" office:value="0.538066486618221">
                <text:p>0.538066486618221</text:p>
              </table:table-cell>
              <table:table-cell office:value-type="float" office:value="7.38227147">
                <text:p>7.38227147</text:p>
              </table:table-cell>
              <table:table-cell office:value-type="float" office:value="0.606669968731858">
                <text:p>0.606669968731858</text:p>
              </table:table-cell>
              <table:table-cell office:value-type="float" office:value="0.52411579694005">
                <text:p>0.52411579694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20498615">
                <text:p>8.20498615</text:p>
              </table:table-cell>
              <table:table-cell office:value-type="float" office:value="0.137772503792027">
                <text:p>0.137772503792027</text:p>
              </table:table-cell>
              <table:table-cell office:value-type="float" office:value="8.20498615">
                <text:p>8.20498615</text:p>
              </table:table-cell>
              <table:table-cell office:value-type="float" office:value="0.390315753676747">
                <text:p>0.390315753676747</text:p>
              </table:table-cell>
              <table:table-cell office:value-type="float" office:value="8.20498615">
                <text:p>8.20498615</text:p>
              </table:table-cell>
              <table:table-cell office:value-type="float" office:value="0.519445509240221">
                <text:p>0.519445509240221</text:p>
              </table:table-cell>
              <table:table-cell office:value-type="float" office:value="8.20498615">
                <text:p>8.20498615</text:p>
              </table:table-cell>
              <table:table-cell office:value-type="float" office:value="0.590854485608858">
                <text:p>0.590854485608858</text:p>
              </table:table-cell>
              <table:table-cell office:value-type="float" office:value="0.89441249404025">
                <text:p>0.89441249404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7756233">
                <text:p>9.07756233</text:p>
              </table:table-cell>
              <table:table-cell office:value-type="float" office:value="0.0986535349811768">
                <text:p>0.0986535349811768</text:p>
              </table:table-cell>
              <table:table-cell office:value-type="float" office:value="9.07756233">
                <text:p>9.07756233</text:p>
              </table:table-cell>
              <table:table-cell office:value-type="float" office:value="0.371082425571899">
                <text:p>0.371082425571899</text:p>
              </table:table-cell>
              <table:table-cell office:value-type="float" office:value="9.07756233">
                <text:p>9.07756233</text:p>
              </table:table-cell>
              <table:table-cell office:value-type="float" office:value="0.502237959123426">
                <text:p>0.502237959123426</text:p>
              </table:table-cell>
              <table:table-cell office:value-type="float" office:value="9.07756233">
                <text:p>9.07756233</text:p>
              </table:table-cell>
              <table:table-cell office:value-type="float" office:value="0.576113019757156">
                <text:p>0.576113019757156</text:p>
              </table:table-cell>
              <table:table-cell office:value-type="float" office:value="0.605848992931006">
                <text:p>0.605848992931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621844737176196">
                <text:p>0.0621844737176196</text:p>
              </table:table-cell>
              <table:table-cell office:value-type="float" office:value="10">
                <text:p>10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10">
                <text:p>10</text:p>
              </table:table-cell>
              <table:table-cell office:value-type="float" office:value="0.486294413109428">
                <text:p>0.486294413109428</text:p>
              </table:table-cell>
              <table:table-cell office:value-type="float" office:value="10">
                <text:p>10</text:p>
              </table:table-cell>
              <table:table-cell office:value-type="float" office:value="0.562341325190349">
                <text:p>0.562341325190349</text:p>
              </table:table-cell>
              <table:table-cell office:value-type="float" office:value="0.590777846588975">
                <text:p>0.5907778465889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